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table:formula="of:=[.F3]/[.E3]" office:value-type="percentage" office:value="0.676300578034682" calcext:value-type="percentage">
            <text:p>67.63%</text:p>
          </table:table-cell>
          <table:table-cell table:formula="of:=[.F3]/[.C3]" office:value-type="percentage" office:value="0.0765206017004578" calcext:value-type="percentage">
            <text:p>7.65%</text:p>
          </table:table-cell>
          <table:table-cell table:formula="of:=2*([.H3]*[.I3])/([.H3]+[.I3])" office:value-type="percentage" office:value="0.137485311398355" calcext:value-type="percentage">
            <text:p>13.7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table:formula="of:=[.F4]/[.E4]" office:value-type="percentage" office:value="0.686567164179104" calcext:value-type="percentage">
            <text:p>68.66%</text:p>
          </table:table-cell>
          <table:table-cell table:formula="of:=[.F4]/[.C4]" office:value-type="percentage" office:value="0.103837471783296" calcext:value-type="percentage">
            <text:p>10.38%</text:p>
          </table:table-cell>
          <table:table-cell table:formula="of:=2*([.H4]*[.I4])/([.H4]+[.I4])" office:value-type="percentage" office:value="0.180392156862745" calcext:value-type="percentage">
            <text:p>18.0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table:formula="of:=[.F5]/[.E5]" office:value-type="percentage" office:value="0.645454545454546" calcext:value-type="percentage">
            <text:p>64.55%</text:p>
          </table:table-cell>
          <table:table-cell table:formula="of:=[.F5]/[.C5]" office:value-type="percentage" office:value="0.116013071895425" calcext:value-type="percentage">
            <text:p>11.60%</text:p>
          </table:table-cell>
          <table:table-cell table:formula="of:=2*([.H5]*[.I5])/([.H5]+[.I5])" office:value-type="percentage" office:value="0.196675900277008" calcext:value-type="percentage">
            <text:p>19.6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[.F6]/[.E6]" office:value-type="percentage" office:value="0.604166666666667" calcext:value-type="percentage">
            <text:p>60.42%</text:p>
          </table:table-cell>
          <table:table-cell table:formula="of:=[.F6]/[.C6]" office:value-type="percentage" office:value="0.12691466083151" calcext:value-type="percentage">
            <text:p>12.69%</text:p>
          </table:table-cell>
          <table:table-cell table:formula="of:=2*([.H6]*[.I6])/([.H6]+[.I6])" office:value-type="percentage" office:value="0.209764918625678" calcext:value-type="percentage">
            <text:p>20.9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7]/[.E7]" office:value-type="percentage" office:value="0.568181818181818" calcext:value-type="percentage">
            <text:p>56.82%</text:p>
          </table:table-cell>
          <table:table-cell table:formula="of:=[.F7]/[.C7]" office:value-type="percentage" office:value="0.136986301369863" calcext:value-type="percentage">
            <text:p>13.70%</text:p>
          </table:table-cell>
          <table:table-cell table:formula="of:=2*([.H7]*[.I7])/([.H7]+[.I7])" office:value-type="percentage" office:value="0.22075055187638" calcext:value-type="percentage">
            <text:p>22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[.F8]/[.E8]" office:value-type="percentage" office:value="0.566265060240964" calcext:value-type="percentage">
            <text:p>56.63%</text:p>
          </table:table-cell>
          <table:table-cell table:formula="of:=[.F8]/[.C8]" office:value-type="percentage" office:value="0.154098360655738" calcext:value-type="percentage">
            <text:p>15.41%</text:p>
          </table:table-cell>
          <table:table-cell table:formula="of:=2*([.H8]*[.I8])/([.H8]+[.I8])" office:value-type="percentage" office:value="0.242268041237113" calcext:value-type="percentage">
            <text:p>24.2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formula="of:=[.F9]/[.E9]" office:value-type="percentage" office:value="0.576923076923077" calcext:value-type="percentage">
            <text:p>57.69%</text:p>
          </table:table-cell>
          <table:table-cell table:formula="of:=[.F9]/[.C9]" office:value-type="percentage" office:value="0.177865612648221" calcext:value-type="percentage">
            <text:p>17.79%</text:p>
          </table:table-cell>
          <table:table-cell table:formula="of:=2*([.H9]*[.I9])/([.H9]+[.I9])" office:value-type="percentage" office:value="0.27190332326284" calcext:value-type="percentage">
            <text:p>27.1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[.F10]/[.E10]" office:value-type="percentage" office:value="0.575342465753425" calcext:value-type="percentage">
            <text:p>57.53%</text:p>
          </table:table-cell>
          <table:table-cell table:formula="of:=[.F10]/[.C10]" office:value-type="percentage" office:value="0.188340807174888" calcext:value-type="percentage">
            <text:p>18.83%</text:p>
          </table:table-cell>
          <table:table-cell table:formula="of:=2*([.H10]*[.I10])/([.H10]+[.I10])" office:value-type="percentage" office:value="0.283783783783784" calcext:value-type="percentage">
            <text:p>28.3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588235294117647" calcext:value-type="percentage">
            <text:p>58.82%</text:p>
          </table:table-cell>
          <table:table-cell table:formula="of:=[.F11]/[.C11]" office:value-type="percentage" office:value="0.205128205128205" calcext:value-type="percentage">
            <text:p>20.51%</text:p>
          </table:table-cell>
          <table:table-cell table:formula="of:=2*([.H11]*[.I11])/([.H11]+[.I11])" office:value-type="percentage" office:value="0.304182509505703" calcext:value-type="percentage">
            <text:p>30.4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578125" calcext:value-type="percentage">
            <text:p>57.81%</text:p>
          </table:table-cell>
          <table:table-cell table:formula="of:=[.F12]/[.C12]" office:value-type="percentage" office:value="0.213872832369942" calcext:value-type="percentage">
            <text:p>21.39%</text:p>
          </table:table-cell>
          <table:table-cell table:formula="of:=2*([.H12]*[.I12])/([.H12]+[.I12])" office:value-type="percentage" office:value="0.312236286919831" calcext:value-type="percentage">
            <text:p>31.2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586206896551724" calcext:value-type="percentage">
            <text:p>58.62%</text:p>
          </table:table-cell>
          <table:table-cell table:formula="of:=[.F13]/[.C13]" office:value-type="percentage" office:value="0.219354838709677" calcext:value-type="percentage">
            <text:p>21.94%</text:p>
          </table:table-cell>
          <table:table-cell table:formula="of:=2*([.H13]*[.I13])/([.H13]+[.I13])" office:value-type="percentage" office:value="0.31924882629108" calcext:value-type="percentage">
            <text:p>31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566037735849057" calcext:value-type="percentage">
            <text:p>56.60%</text:p>
          </table:table-cell>
          <table:table-cell table:formula="of:=[.F14]/[.C14]" office:value-type="percentage" office:value="0.211267605633803" calcext:value-type="percentage">
            <text:p>21.13%</text:p>
          </table:table-cell>
          <table:table-cell table:formula="of:=2*([.H14]*[.I14])/([.H14]+[.I14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551020408163265" calcext:value-type="percentage">
            <text:p>55.10%</text:p>
          </table:table-cell>
          <table:table-cell table:formula="of:=[.F15]/[.C15]" office:value-type="percentage" office:value="0.204545454545455" calcext:value-type="percentage">
            <text:p>20.45%</text:p>
          </table:table-cell>
          <table:table-cell table:formula="of:=2*([.H15]*[.I15])/([.H15]+[.I15])" office:value-type="percentage" office:value="0.298342541436464" calcext:value-type="percentage">
            <text:p>29.8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5625" calcext:value-type="percentage">
            <text:p>56.25%</text:p>
          </table:table-cell>
          <table:table-cell table:formula="of:=[.F16]/[.C16]" office:value-type="percentage" office:value="0.219512195121951" calcext:value-type="percentage">
            <text:p>21.95%</text:p>
          </table:table-cell>
          <table:table-cell table:formula="of:=2*([.H16]*[.I16])/([.H16]+[.I16])" office:value-type="percentage" office:value="0.31578947368421" calcext:value-type="percentage">
            <text:p>31.5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5625" calcext:value-type="percentage">
            <text:p>56.25%</text:p>
          </table:table-cell>
          <table:table-cell table:formula="of:=[.F17]/[.C17]" office:value-type="percentage" office:value="0.245454545454545" calcext:value-type="percentage">
            <text:p>24.55%</text:p>
          </table:table-cell>
          <table:table-cell table:formula="of:=2*([.H17]*[.I17])/([.H17]+[.I17])" office:value-type="percentage" office:value="0.341772151898734" calcext:value-type="percentage">
            <text:p>34.18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577777777777778" calcext:value-type="percentage">
            <text:p>57.78%</text:p>
          </table:table-cell>
          <table:table-cell table:formula="of:=[.F18]/[.C18]" office:value-type="percentage" office:value="0.26" calcext:value-type="percentage">
            <text:p>26.00%</text:p>
          </table:table-cell>
          <table:table-cell table:formula="of:=2*([.H18]*[.I18])/([.H18]+[.I18])" office:value-type="percentage" office:value="0.358620689655172" calcext:value-type="percentage">
            <text:p>35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25" calcext:value-type="percentage">
            <text:p>62.50%</text:p>
          </table:table-cell>
          <table:table-cell table:formula="of:=[.F19]/[.C19]" office:value-type="percentage" office:value="0.265957446808511" calcext:value-type="percentage">
            <text:p>26.60%</text:p>
          </table:table-cell>
          <table:table-cell table:formula="of:=2*([.H19]*[.I19])/([.H19]+[.I19])" office:value-type="percentage" office:value="0.373134328358209" calcext:value-type="percentage">
            <text:p>37.3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31578947368421" calcext:value-type="percentage">
            <text:p>63.16%</text:p>
          </table:table-cell>
          <table:table-cell table:formula="of:=[.F20]/[.C20]" office:value-type="percentage" office:value="0.269662921348315" calcext:value-type="percentage">
            <text:p>26.97%</text:p>
          </table:table-cell>
          <table:table-cell table:formula="of:=2*([.H20]*[.I20])/([.H20]+[.I20])" office:value-type="percentage" office:value="0.377952755905512" calcext:value-type="percentage">
            <text:p>37.8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47058823529412" calcext:value-type="percentage">
            <text:p>64.71%</text:p>
          </table:table-cell>
          <table:table-cell table:formula="of:=[.F21]/[.C21]" office:value-type="percentage" office:value="0.268292682926829" calcext:value-type="percentage">
            <text:p>26.83%</text:p>
          </table:table-cell>
          <table:table-cell table:formula="of:=2*([.H21]*[.I21])/([.H21]+[.I21])" office:value-type="percentage" office:value="0.379310344827586" calcext:value-type="percentage">
            <text:p>37.9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F26]/[.E26]" office:value-type="percentage" office:value="0.612903225806452" calcext:value-type="percentage">
            <text:p>61.29%</text:p>
          </table:table-cell>
          <table:table-cell table:style-name="ce11" table:formula="of:=[.F26]/[.C26]" office:value-type="percentage" office:value="0.0248528449967299" calcext:value-type="percentage">
            <text:p>2.49%</text:p>
          </table:table-cell>
          <table:table-cell table:formula="of:=2*([.H26]*[.I26])/([.H26]+[.I26])" office:value-type="percentage" office:value="0.0477686989314896" calcext:value-type="percentage">
            <text:p>4.7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90909090909091" calcext:value-type="percentage">
            <text:p>59.09%</text:p>
          </table:table-cell>
          <table:table-cell table:style-name="ce11" table:formula="of:=[.F27]/[.C27]" office:value-type="percentage" office:value="0.0293453724604966" calcext:value-type="percentage">
            <text:p>2.93%</text:p>
          </table:table-cell>
          <table:table-cell table:formula="of:=2*([.H27]*[.I27])/([.H27]+[.I27])" office:value-type="percentage" office:value="0.0559139784946237" calcext:value-type="percentage">
            <text:p>5.5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526315789473684" calcext:value-type="percentage">
            <text:p>52.63%</text:p>
          </table:table-cell>
          <table:table-cell table:style-name="ce11" table:formula="of:=[.F28]/[.C28]" office:value-type="percentage" office:value="0.0326797385620915" calcext:value-type="percentage">
            <text:p>3.27%</text:p>
          </table:table-cell>
          <table:table-cell table:formula="of:=2*([.H28]*[.I28])/([.H28]+[.I28])" office:value-type="percentage" office:value="0.0615384615384615" calcext:value-type="percentage">
            <text:p>6.1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85714285714286" calcext:value-type="percentage">
            <text:p>48.57%</text:p>
          </table:table-cell>
          <table:table-cell table:style-name="ce11" table:formula="of:=[.F29]/[.C29]" office:value-type="percentage" office:value="0.037199124726477" calcext:value-type="percentage">
            <text:p>3.72%</text:p>
          </table:table-cell>
          <table:table-cell table:formula="of:=2*([.H29]*[.I29])/([.H29]+[.I29])" office:value-type="percentage" office:value="0.0691056910569106" calcext:value-type="percentage">
            <text:p>6.9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54545454545455" calcext:value-type="percentage">
            <text:p>45.45%</text:p>
          </table:table-cell>
          <table:table-cell table:style-name="ce11" table:formula="of:=[.F30]/[.C30]" office:value-type="percentage" office:value="0.0410958904109589" calcext:value-type="percentage">
            <text:p>4.11%</text:p>
          </table:table-cell>
          <table:table-cell table:formula="of:=2*([.H30]*[.I30])/([.H30]+[.I30])" office:value-type="percentage" office:value="0.0753768844221105" calcext:value-type="percentage">
            <text:p>7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51612903225806" calcext:value-type="percentage">
            <text:p>45.16%</text:p>
          </table:table-cell>
          <table:table-cell table:style-name="ce11"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33333333333333" calcext:value-type="percentage">
            <text:p>8.3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433333333333333" calcext:value-type="percentage">
            <text:p>43.33%</text:p>
          </table:table-cell>
          <table:table-cell table:style-name="ce11" table:formula="of:=[.F32]/[.C32]" office:value-type="percentage" office:value="0.0513833992094862" calcext:value-type="percentage">
            <text:p>5.14%</text:p>
          </table:table-cell>
          <table:table-cell table:formula="of:=2*([.H32]*[.I32])/([.H32]+[.I32])" office:value-type="percentage" office:value="0.0918727915194346" calcext:value-type="percentage">
            <text:p>9.1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428571428571429" calcext:value-type="percentage">
            <text:p>42.86%</text:p>
          </table:table-cell>
          <table:table-cell table:style-name="ce11" table:formula="of:=[.F33]/[.C33]" office:value-type="percentage" office:value="0.0538116591928251" calcext:value-type="percentage">
            <text:p>5.38%</text:p>
          </table:table-cell>
          <table:table-cell table:formula="of:=2*([.H33]*[.I33])/([.H33]+[.I33])" office:value-type="percentage" office:value="0.0956175298804781" calcext:value-type="percentage">
            <text:p>9.5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61538461538462" calcext:value-type="percentage">
            <text:p>46.15%</text:p>
          </table:table-cell>
          <table:table-cell table:style-name="ce11" table:formula="of:=[.F34]/[.C34]" office:value-type="percentage" office:value="0.0615384615384615" calcext:value-type="percentage">
            <text:p>6.15%</text:p>
          </table:table-cell>
          <table:table-cell table:formula="of:=2*([.H34]*[.I34])/([.H34]+[.I34])" office:value-type="percentage" office:value="0.108597285067873" calcext:value-type="percentage">
            <text:p>10.86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4" calcext:value-type="percentage">
            <text:p>44.00%</text:p>
          </table:table-cell>
          <table:table-cell table:style-name="ce11" table:formula="of:=[.F35]/[.C35]" office:value-type="percentage" office:value="0.0635838150289017" calcext:value-type="percentage">
            <text:p>6.36%</text:p>
          </table:table-cell>
          <table:table-cell table:formula="of:=2*([.H35]*[.I35])/([.H35]+[.I35])" office:value-type="percentage" office:value="0.111111111111111" calcext:value-type="percentage">
            <text:p>11.1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54545454545455" calcext:value-type="percentage">
            <text:p>45.45%</text:p>
          </table:table-cell>
          <table:table-cell table:style-name="ce11" table:formula="of:=[.F36]/[.C36]" office:value-type="percentage" office:value="0.0645161290322581" calcext:value-type="percentage">
            <text:p>6.45%</text:p>
          </table:table-cell>
          <table:table-cell table:formula="of:=2*([.H36]*[.I36])/([.H36]+[.I36])" office:value-type="percentage" office:value="0.112994350282486" calcext:value-type="percentage">
            <text:p>11.3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28571428571429" calcext:value-type="percentage">
            <text:p>42.86%</text:p>
          </table:table-cell>
          <table:table-cell table:style-name="ce11" table:formula="of:=[.F37]/[.C37]" office:value-type="percentage" office:value="0.0633802816901408" calcext:value-type="percentage">
            <text:p>6.34%</text:p>
          </table:table-cell>
          <table:table-cell table:formula="of:=2*([.H37]*[.I37])/([.H37]+[.I37])" office:value-type="percentage" office:value="0.110429447852761" calcext:value-type="percentage">
            <text:p>11.0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5" calcext:value-type="percentage">
            <text:p>45.00%</text:p>
          </table:table-cell>
          <table:table-cell table:style-name="ce11" table:formula="of:=[.F38]/[.C38]" office:value-type="percentage" office:value="0.0681818181818182" calcext:value-type="percentage">
            <text:p>6.82%</text:p>
          </table:table-cell>
          <table:table-cell table:formula="of:=2*([.H38]*[.I38])/([.H38]+[.I38])" office:value-type="percentage" office:value="0.118421052631579" calcext:value-type="percentage">
            <text:p>11.8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73684210526316" calcext:value-type="percentage">
            <text:p>47.37%</text:p>
          </table:table-cell>
          <table:table-cell table:style-name="ce11" table:formula="of:=[.F39]/[.C39]" office:value-type="percentage" office:value="0.0731707317073171" calcext:value-type="percentage">
            <text:p>7.32%</text:p>
          </table:table-cell>
          <table:table-cell table:formula="of:=2*([.H39]*[.I39])/([.H39]+[.I39])" office:value-type="percentage" office:value="0.126760563380282" calcext:value-type="percentage">
            <text:p>12.6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73684210526316" calcext:value-type="percentage">
            <text:p>47.37%</text:p>
          </table:table-cell>
          <table:table-cell table:style-name="ce11" table:formula="of:=[.F40]/[.C40]" office:value-type="percentage" office:value="0.0818181818181818" calcext:value-type="percentage">
            <text:p>8.18%</text:p>
          </table:table-cell>
          <table:table-cell table:formula="of:=2*([.H40]*[.I40])/([.H40]+[.I40])" office:value-type="percentage" office:value="0.13953488372093" calcext:value-type="percentage">
            <text:p>13.9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70588235294118" calcext:value-type="percentage">
            <text:p>47.06%</text:p>
          </table:table-cell>
          <table:table-cell table:style-name="ce11" table:formula="of:=[.F41]/[.C41]" office:value-type="percentage" office:value="0.08" calcext:value-type="percentage">
            <text:p>8.00%</text:p>
          </table:table-cell>
          <table:table-cell table:formula="of:=2*([.H41]*[.I41])/([.H41]+[.I41])" office:value-type="percentage" office:value="0.136752136752137" calcext:value-type="percentage">
            <text:p>13.6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F42]/[.E42]" office:value-type="percentage" office:value="0.5" calcext:value-type="percentage">
            <text:p>50.00%</text:p>
          </table:table-cell>
          <table:table-cell table:style-name="ce11" table:formula="of:=[.F42]/[.C42]" office:value-type="percentage" office:value="0.0851063829787234" calcext:value-type="percentage">
            <text:p>8.51%</text:p>
          </table:table-cell>
          <table:table-cell table:formula="of:=2*([.H42]*[.I42])/([.H42]+[.I42])" office:value-type="percentage" office:value="0.145454545454545" calcext:value-type="percentage">
            <text:p>14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43]/[.E43]" office:value-type="percentage" office:value="0.5" calcext:value-type="percentage">
            <text:p>50.00%</text:p>
          </table:table-cell>
          <table:table-cell table:style-name="ce11" table:formula="of:=[.F43]/[.C43]" office:value-type="percentage" office:value="0.0786516853932584" calcext:value-type="percentage">
            <text:p>7.87%</text:p>
          </table:table-cell>
          <table:table-cell table:formula="of:=2*([.H43]*[.I43])/([.H43]+[.I43])" office:value-type="percentage" office:value="0.135922330097087" calcext:value-type="percentage">
            <text:p>13.59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F44]/[.E44]" office:value-type="percentage" office:value="0.5" calcext:value-type="percentage">
            <text:p>50.00%</text:p>
          </table:table-cell>
          <table:table-cell table:style-name="ce11" table:formula="of:=[.F44]/[.C44]" office:value-type="percentage" office:value="0.0731707317073171" calcext:value-type="percentage">
            <text:p>7.32%</text:p>
          </table:table-cell>
          <table:table-cell table:formula="of:=2*([.H44]*[.I44])/([.H44]+[.I44])" office:value-type="percentage" office:value="0.127659574468085" calcext:value-type="percentage">
            <text:p>12.77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3" calcext:value-type="float">
            <text:p>213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formula="of:=[.F3]/[.E3]" office:value-type="percentage" office:value="0.699530516431925" calcext:value-type="percentage">
            <text:p>69.95%</text:p>
          </table:table-cell>
          <table:table-cell table:formula="of:=[.F3]/[.C3]" office:value-type="percentage" office:value="0.0974493132766514" calcext:value-type="percentage">
            <text:p>9.74%</text:p>
          </table:table-cell>
          <table:table-cell table:formula="of:=2*([.H3]*[.I3])/([.H3]+[.I3])" office:value-type="percentage" office:value="0.171067738231917" calcext:value-type="percentage">
            <text:p>17.1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table:formula="of:=[.F4]/[.E4]" office:value-type="percentage" office:value="0.710843373493976" calcext:value-type="percentage">
            <text:p>71.08%</text:p>
          </table:table-cell>
          <table:table-cell table:formula="of:=[.F4]/[.C4]" office:value-type="percentage" office:value="0.133182844243792" calcext:value-type="percentage">
            <text:p>13.32%</text:p>
          </table:table-cell>
          <table:table-cell table:formula="of:=2*([.H4]*[.I4])/([.H4]+[.I4])" office:value-type="percentage" office:value="0.224334600760456" calcext:value-type="percentage">
            <text:p>22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formula="of:=[.F5]/[.E5]" office:value-type="percentage" office:value="0.673913043478261" calcext:value-type="percentage">
            <text:p>67.39%</text:p>
          </table:table-cell>
          <table:table-cell table:formula="of:=[.F5]/[.C5]" office:value-type="percentage" office:value="0.151960784313725" calcext:value-type="percentage">
            <text:p>15.20%</text:p>
          </table:table-cell>
          <table:table-cell table:formula="of:=2*([.H5]*[.I5])/([.H5]+[.I5])" office:value-type="percentage" office:value="0.248" calcext:value-type="percentage">
            <text:p>24.8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F6]/[.E6]" office:value-type="percentage" office:value="0.65" calcext:value-type="percentage">
            <text:p>65.00%</text:p>
          </table:table-cell>
          <table:table-cell table:formula="of:=[.F6]/[.C6]" office:value-type="percentage" office:value="0.170678336980306" calcext:value-type="percentage">
            <text:p>17.07%</text:p>
          </table:table-cell>
          <table:table-cell table:formula="of:=2*([.H6]*[.I6])/([.H6]+[.I6])" office:value-type="percentage" office:value="0.270363951473137" calcext:value-type="percentage">
            <text:p>27.0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F7]/[.E7]" office:value-type="percentage" office:value="0.615384615384615" calcext:value-type="percentage">
            <text:p>61.54%</text:p>
          </table:table-cell>
          <table:table-cell table:formula="of:=[.F7]/[.C7]" office:value-type="percentage" office:value="0.175342465753425" calcext:value-type="percentage">
            <text:p>17.53%</text:p>
          </table:table-cell>
          <table:table-cell table:formula="of:=2*([.H7]*[.I7])/([.H7]+[.I7])" office:value-type="percentage" office:value="0.272921108742004" calcext:value-type="percentage">
            <text:p>27.2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[.F8]/[.E8]" office:value-type="percentage" office:value="0.608247422680412" calcext:value-type="percentage">
            <text:p>60.82%</text:p>
          </table:table-cell>
          <table:table-cell table:formula="of:=[.F8]/[.C8]" office:value-type="percentage" office:value="0.19344262295082" calcext:value-type="percentage">
            <text:p>19.34%</text:p>
          </table:table-cell>
          <table:table-cell table:formula="of:=2*([.H8]*[.I8])/([.H8]+[.I8])" office:value-type="percentage" office:value="0.293532338308458" calcext:value-type="percentage">
            <text:p>29.3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9]/[.E9]" office:value-type="percentage" office:value="0.617977528089888" calcext:value-type="percentage">
            <text:p>61.80%</text:p>
          </table:table-cell>
          <table:table-cell table:formula="of:=[.F9]/[.C9]" office:value-type="percentage" office:value="0.217391304347826" calcext:value-type="percentage">
            <text:p>21.74%</text:p>
          </table:table-cell>
          <table:table-cell table:formula="of:=2*([.H9]*[.I9])/([.H9]+[.I9])" office:value-type="percentage" office:value="0.321637426900585" calcext:value-type="percentage">
            <text:p>32.1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[.F10]/[.E10]" office:value-type="percentage" office:value="0.614457831325301" calcext:value-type="percentage">
            <text:p>61.45%</text:p>
          </table:table-cell>
          <table:table-cell table:formula="of:=[.F10]/[.C10]" office:value-type="percentage" office:value="0.228699551569507" calcext:value-type="percentage">
            <text:p>22.87%</text:p>
          </table:table-cell>
          <table:table-cell table:formula="of:=2*([.H10]*[.I10])/([.H10]+[.I10])" office:value-type="percentage" office:value="0.333333333333333" calcext:value-type="percentage">
            <text:p>33.3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636363636363636" calcext:value-type="percentage">
            <text:p>63.64%</text:p>
          </table:table-cell>
          <table:table-cell table:formula="of:=[.F11]/[.C11]" office:value-type="percentage" office:value="0.251282051282051" calcext:value-type="percentage">
            <text:p>25.13%</text:p>
          </table:table-cell>
          <table:table-cell table:formula="of:=2*([.H11]*[.I11])/([.H11]+[.I11])" office:value-type="percentage" office:value="0.360294117647059" calcext:value-type="percentage">
            <text:p>36.0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63013698630137" calcext:value-type="percentage">
            <text:p>63.01%</text:p>
          </table:table-cell>
          <table:table-cell table:formula="of:=[.F12]/[.C12]" office:value-type="percentage" office:value="0.265895953757225" calcext:value-type="percentage">
            <text:p>26.59%</text:p>
          </table:table-cell>
          <table:table-cell table:formula="of:=2*([.H12]*[.I12])/([.H12]+[.I12])" office:value-type="percentage" office:value="0.373983739837398" calcext:value-type="percentage">
            <text:p>37.4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641791044776119" calcext:value-type="percentage">
            <text:p>64.18%</text:p>
          </table:table-cell>
          <table:table-cell table:formula="of:=[.F13]/[.C13]" office:value-type="percentage" office:value="0.27741935483871" calcext:value-type="percentage">
            <text:p>27.74%</text:p>
          </table:table-cell>
          <table:table-cell table:formula="of:=2*([.H13]*[.I13])/([.H13]+[.I13])" office:value-type="percentage" office:value="0.387387387387387" calcext:value-type="percentage">
            <text:p>38.7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629032258064516" calcext:value-type="percentage">
            <text:p>62.90%</text:p>
          </table:table-cell>
          <table:table-cell table:formula="of:=[.F14]/[.C14]" office:value-type="percentage" office:value="0.274647887323944" calcext:value-type="percentage">
            <text:p>27.46%</text:p>
          </table:table-cell>
          <table:table-cell table:formula="of:=2*([.H14]*[.I14])/([.H14]+[.I14])" office:value-type="percentage" office:value="0.382352941176471" calcext:value-type="percentage">
            <text:p>38.2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620689655172414" calcext:value-type="percentage">
            <text:p>62.07%</text:p>
          </table:table-cell>
          <table:table-cell table:formula="of:=[.F15]/[.C15]" office:value-type="percentage" office:value="0.272727272727273" calcext:value-type="percentage">
            <text:p>27.27%</text:p>
          </table:table-cell>
          <table:table-cell table:formula="of:=2*([.H15]*[.I15])/([.H15]+[.I15])" office:value-type="percentage" office:value="0.378947368421053" calcext:value-type="percentage">
            <text:p>37.89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625" calcext:value-type="percentage">
            <text:p>62.50%</text:p>
          </table:table-cell>
          <table:table-cell table:formula="of:=[.F16]/[.C16]" office:value-type="percentage" office:value="0.284552845528455" calcext:value-type="percentage">
            <text:p>28.46%</text:p>
          </table:table-cell>
          <table:table-cell table:formula="of:=2*([.H16]*[.I16])/([.H16]+[.I16])" office:value-type="percentage" office:value="0.391061452513966" calcext:value-type="percentage">
            <text:p>39.1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625" calcext:value-type="percentage">
            <text:p>62.50%</text:p>
          </table:table-cell>
          <table:table-cell table:formula="of:=[.F17]/[.C17]" office:value-type="percentage" office:value="0.318181818181818" calcext:value-type="percentage">
            <text:p>31.82%</text:p>
          </table:table-cell>
          <table:table-cell table:formula="of:=2*([.H17]*[.I17])/([.H17]+[.I17])" office:value-type="percentage" office:value="0.421686746987952" calcext:value-type="percentage">
            <text:p>42.1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641509433962264" calcext:value-type="percentage">
            <text:p>64.1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44444444444444" calcext:value-type="percentage">
            <text:p>44.4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73913043478261" calcext:value-type="percentage">
            <text:p>67.39%</text:p>
          </table:table-cell>
          <table:table-cell table:formula="of:=[.F19]/[.C19]" office:value-type="percentage" office:value="0.329787234042553" calcext:value-type="percentage">
            <text:p>32.98%</text:p>
          </table:table-cell>
          <table:table-cell table:formula="of:=2*([.H19]*[.I19])/([.H19]+[.I19])" office:value-type="percentage" office:value="0.442857142857143" calcext:value-type="percentage">
            <text:p>44.2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81818181818182" calcext:value-type="percentage">
            <text:p>68.18%</text:p>
          </table:table-cell>
          <table:table-cell table:formula="of:=[.F20]/[.C20]" office:value-type="percentage" office:value="0.337078651685393" calcext:value-type="percentage">
            <text:p>33.71%</text:p>
          </table:table-cell>
          <table:table-cell table:formula="of:=2*([.H20]*[.I20])/([.H20]+[.I20])" office:value-type="percentage" office:value="0.451127819548872" calcext:value-type="percentage">
            <text:p>45.1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329268292682927" calcext:value-type="percentage">
            <text:p>32.93%</text:p>
          </table:table-cell>
          <table:table-cell table:formula="of:=2*([.H21]*[.I21])/([.H21]+[.I21])" office:value-type="percentage" office:value="0.446280991735537" calcext:value-type="percentage">
            <text:p>44.6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formula="of:=[.F26]/[.E26]" office:value-type="percentage" office:value="0.674698795180723" calcext:value-type="percentage">
            <text:p>67.47%</text:p>
          </table:table-cell>
          <table:table-cell table:formula="of:=[.F26]/[.C26]" office:value-type="percentage" office:value="0.0366252452583388" calcext:value-type="percentage">
            <text:p>3.66%</text:p>
          </table:table-cell>
          <table:table-cell table:formula="of:=2*([.H26]*[.I26])/([.H26]+[.I26])" office:value-type="percentage" office:value="0.0694789081885856" calcext:value-type="percentage">
            <text:p>6.9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F27]/[.E27]" office:value-type="percentage" office:value="0.655737704918033" calcext:value-type="percentage">
            <text:p>65.57%</text:p>
          </table:table-cell>
          <table:table-cell table:formula="of:=[.F27]/[.C27]" office:value-type="percentage" office:value="0.0451467268623025" calcext:value-type="percentage">
            <text:p>4.51%</text:p>
          </table:table-cell>
          <table:table-cell table:formula="of:=2*([.H27]*[.I27])/([.H27]+[.I27])" office:value-type="percentage" office:value="0.0844772967265048" calcext:value-type="percentage">
            <text:p>8.4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F28]/[.E28]" office:value-type="percentage" office:value="0.62962962962963" calcext:value-type="percentage">
            <text:p>62.96%</text:p>
          </table:table-cell>
          <table:table-cell table:formula="of:=[.F28]/[.C28]" office:value-type="percentage" office:value="0.0555555555555556" calcext:value-type="percentage">
            <text:p>5.56%</text:p>
          </table:table-cell>
          <table:table-cell table:formula="of:=2*([.H28]*[.I28])/([.H28]+[.I28])" office:value-type="percentage" office:value="0.102102102102102" calcext:value-type="percentage">
            <text:p>10.2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F29]/[.E29]" office:value-type="percentage" office:value="0.612244897959184" calcext:value-type="percentage">
            <text:p>61.22%</text:p>
          </table:table-cell>
          <table:table-cell table:formula="of:=[.F29]/[.C29]" office:value-type="percentage" office:value="0.0656455142231947" calcext:value-type="percentage">
            <text:p>6.56%</text:p>
          </table:table-cell>
          <table:table-cell table:formula="of:=2*([.H29]*[.I29])/([.H29]+[.I29])" office:value-type="percentage" office:value="0.118577075098814" calcext:value-type="percentage">
            <text:p>11.8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F30]/[.E30]" office:value-type="percentage" office:value="0.577777777777778" calcext:value-type="percentage">
            <text:p>57.78%</text:p>
          </table:table-cell>
          <table:table-cell table:formula="of:=[.F30]/[.C30]" office:value-type="percentage" office:value="0.0712328767123288" calcext:value-type="percentage">
            <text:p>7.12%</text:p>
          </table:table-cell>
          <table:table-cell table:formula="of:=2*([.H30]*[.I30])/([.H30]+[.I30])" office:value-type="percentage" office:value="0.126829268292683" calcext:value-type="percentage">
            <text:p>12.6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F31]/[.E31]" office:value-type="percentage" office:value="0.560975609756098" calcext:value-type="percentage">
            <text:p>56.10%</text:p>
          </table:table-cell>
          <table:table-cell table:formula="of:=[.F31]/[.C31]" office:value-type="percentage" office:value="0.0754098360655738" calcext:value-type="percentage">
            <text:p>7.54%</text:p>
          </table:table-cell>
          <table:table-cell table:formula="of:=2*([.H31]*[.I31])/([.H31]+[.I31])" office:value-type="percentage" office:value="0.132947976878613" calcext:value-type="percentage">
            <text:p>13.2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540540540540541" calcext:value-type="percentage">
            <text:p>54.05%</text:p>
          </table:table-cell>
          <table:table-cell table:formula="of:=[.F32]/[.C32]" office:value-type="percentage" office:value="0.0790513833992095" calcext:value-type="percentage">
            <text:p>7.91%</text:p>
          </table:table-cell>
          <table:table-cell table:formula="of:=2*([.H32]*[.I32])/([.H32]+[.I32])" office:value-type="percentage" office:value="0.137931034482759" calcext:value-type="percentage">
            <text:p>13.7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542857142857143" calcext:value-type="percentage">
            <text:p>54.29%</text:p>
          </table:table-cell>
          <table:table-cell table:formula="of:=[.F33]/[.C33]" office:value-type="percentage" office:value="0.0852017937219731" calcext:value-type="percentage">
            <text:p>8.52%</text:p>
          </table:table-cell>
          <table:table-cell table:formula="of:=2*([.H33]*[.I33])/([.H33]+[.I33])" office:value-type="percentage" office:value="0.147286821705426" calcext:value-type="percentage">
            <text:p>14.7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575757575757576" calcext:value-type="percentage">
            <text:p>57.58%</text:p>
          </table:table-cell>
          <table:table-cell table:formula="of:=[.F34]/[.C34]" office:value-type="percentage" office:value="0.0974358974358974" calcext:value-type="percentage">
            <text:p>9.74%</text:p>
          </table:table-cell>
          <table:table-cell table:formula="of:=2*([.H34]*[.I34])/([.H34]+[.I34])" office:value-type="percentage" office:value="0.166666666666667" calcext:value-type="percentage">
            <text:p>16.6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5625" calcext:value-type="percentage">
            <text:p>56.25%</text:p>
          </table:table-cell>
          <table:table-cell table:formula="of:=[.F35]/[.C35]" office:value-type="percentage" office:value="0.104046242774566" calcext:value-type="percentage">
            <text:p>10.40%</text:p>
          </table:table-cell>
          <table:table-cell table:formula="of:=2*([.H35]*[.I35])/([.H35]+[.I35])" office:value-type="percentage" office:value="0.175609756097561" calcext:value-type="percentage">
            <text:p>17.5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571428571428571" calcext:value-type="percentage">
            <text:p>57.14%</text:p>
          </table:table-cell>
          <table:table-cell table:formula="of:=[.F36]/[.C36]" office:value-type="percentage" office:value="0.103225806451613" calcext:value-type="percentage">
            <text:p>10.32%</text:p>
          </table:table-cell>
          <table:table-cell table:formula="of:=2*([.H36]*[.I36])/([.H36]+[.I36])" office:value-type="percentage" office:value="0.174863387978142" calcext:value-type="percentage">
            <text:p>17.4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555555555555556" calcext:value-type="percentage">
            <text:p>55.56%</text:p>
          </table:table-cell>
          <table:table-cell table:formula="of:=[.F37]/[.C37]" office:value-type="percentage" office:value="0.105633802816901" calcext:value-type="percentage">
            <text:p>10.56%</text:p>
          </table:table-cell>
          <table:table-cell table:formula="of:=2*([.H37]*[.I37])/([.H37]+[.I37])" office:value-type="percentage" office:value="0.177514792899408" calcext:value-type="percentage">
            <text:p>17.7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56" calcext:value-type="percentage">
            <text:p>56.00%</text:p>
          </table:table-cell>
          <table:table-cell table:formula="of:=[.F38]/[.C38]" office:value-type="percentage" office:value="0.106060606060606" calcext:value-type="percentage">
            <text:p>10.61%</text:p>
          </table:table-cell>
          <table:table-cell table:formula="of:=2*([.H38]*[.I38])/([.H38]+[.I38])" office:value-type="percentage" office:value="0.178343949044586" calcext:value-type="percentage">
            <text:p>17.8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565217391304348" calcext:value-type="percentage">
            <text:p>56.52%</text:p>
          </table:table-cell>
          <table:table-cell table:formula="of:=[.F39]/[.C39]" office:value-type="percentage" office:value="0.105691056910569" calcext:value-type="percentage">
            <text:p>10.57%</text:p>
          </table:table-cell>
          <table:table-cell table:formula="of:=2*([.H39]*[.I39])/([.H39]+[.I39])" office:value-type="percentage" office:value="0.178082191780822" calcext:value-type="percentage">
            <text:p>17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565217391304348" calcext:value-type="percentage">
            <text:p>56.52%</text:p>
          </table:table-cell>
          <table:table-cell table:formula="of:=[.F40]/[.C40]" office:value-type="percentage" office:value="0.118181818181818" calcext:value-type="percentage">
            <text:p>11.82%</text:p>
          </table:table-cell>
          <table:table-cell table:formula="of:=2*([.H40]*[.I40])/([.H40]+[.I40])" office:value-type="percentage" office:value="0.195488721804511" calcext:value-type="percentage">
            <text:p>19.5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571428571428571" calcext:value-type="percentage">
            <text:p>57.14%</text:p>
          </table:table-cell>
          <table:table-cell table:formula="of:=[.F41]/[.C41]" office:value-type="percentage" office:value="0.12" calcext:value-type="percentage">
            <text:p>12.00%</text:p>
          </table:table-cell>
          <table:table-cell table:formula="of:=2*([.H41]*[.I41])/([.H41]+[.I41])" office:value-type="percentage" office:value="0.198347107438016" calcext:value-type="percentage">
            <text:p>19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" calcext:value-type="percentage">
            <text:p>60.00%</text:p>
          </table:table-cell>
          <table:table-cell table:formula="of:=[.F42]/[.C42]" office:value-type="percentage" office:value="0.127659574468085" calcext:value-type="percentage">
            <text:p>12.77%</text:p>
          </table:table-cell>
          <table:table-cell table:formula="of:=2*([.H42]*[.I42])/([.H42]+[.I42])" office:value-type="percentage" office:value="0.210526315789474" calcext:value-type="percentage">
            <text:p>21.0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611111111111111" calcext:value-type="percentage">
            <text:p>61.11%</text:p>
          </table:table-cell>
          <table:table-cell table:formula="of:=[.F43]/[.C43]" office:value-type="percentage" office:value="0.123595505617978" calcext:value-type="percentage">
            <text:p>12.36%</text:p>
          </table:table-cell>
          <table:table-cell table:formula="of:=2*([.H43]*[.I43])/([.H43]+[.I43])" office:value-type="percentage" office:value="0.205607476635514" calcext:value-type="percentage">
            <text:p>20.5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625" calcext:value-type="percentage">
            <text:p>62.50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04081632653061" calcext:value-type="percentage">
            <text:p>20.4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1-SYNS'.A2:'INFER-1-SYNS'.A2 'INFER-1-SYNS'.A3:'INFER-1-SYNS'.A3 'INFER-1-SYNS'.A4:'INFER-1-SYNS'.A4 'INFER-1-SYNS'.A5:'INFER-1-SYNS'.A5 'INFER-1-SYNS'.A6:'INFER-1-SYNS'.A6 'INFER-1-SYNS'.A7:'INFER-1-SYNS'.A7 'INFER-1-SYNS'.A8:'INFER-1-SYNS'.A8 'INFER-1-SYNS'.A9:'INFER-1-SYNS'.A9 'INFER-1-SYNS'.A10:'INFER-1-SYNS'.A10 'INFER-1-SYNS'.A11:'INFER-1-SYNS'.A11 'INFER-1-SYNS'.A12:'INFER-1-SYNS'.A12 'INFER-1-SYNS'.A13:'INFER-1-SYNS'.A13 'INFER-1-SYNS'.A14:'INFER-1-SYNS'.A14 'INFER-1-SYNS'.A15:'INFER-1-SYNS'.A15 'INFER-1-SYNS'.A16:'INFER-1-SYNS'.A16 'INFER-1-SYNS'.A17:'INFER-1-SYNS'.A17 'INFER-1-SYNS'.A18:'INFER-1-SYNS'.A18 'INFER-1-SYNS'.A19:'INFER-1-SYNS'.A19 'INFER-1-SYNS'.A20:'INFER-1-SYNS'.A20 'INFER-1-SYNS'.A21:'INFER-1-SYNS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SYNS'.I3:'INFER-1-SYNS'.I21 'INFER-1-SYNS'.A1:'INFER-1-SYNS'.A1 'INFER-1-SYNS'.H3:'INFER-1-SYNS'.H21 'INFER-1-SYNS'.I26:'INFER-1-SYNS'.I44 'INFER-1-SYNS'.A1:'INFER-1-SYNS'.A1 'INFER-1-SYNS'.H26:'INFER-1-SYNS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SYNS'.J2:'INFER-1-SYNS'.J21 'INFER-1-BASE'.A1:'INFER-1-BASE'.A1 'INFER-1-SYNS'.J25:'INFER-1-SYNS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SYNS'.I3:'INFER-1-SYNS'.I21 'INFER-1-BASE'.A1:'INFER-1-BASE'.A1 'INFER-1-SYNS'.H3:'INFER-1-SYNS'.H21 'INFER-1-SYNS'.I26:'INFER-1-SYNS'.I44 'INFER-1-BASE'.A1:'INFER-1-BASE'.A1 'INFER-1-SYNS'.H26:'INFER-1-SYNS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percentage" office:value="0" calcext:value-type="percentage">
            <text:p>0.00%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percentage" office:value="0" calcext:value-type="percentage">
            <text:p>0.00%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percentage" office:value="0" calcext:value-type="percentage">
            <text:p>0.00%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F6]/[.E6]" office:value-type="string" office:string-value="" calcext:value-type="error">
            <text:p>#DIV/0!</text:p>
          </table:table-cell>
          <table:table-cell table:formula="of:=[.F6]/[.C6]" office:value-type="percentage" office:value="0" calcext:value-type="percentage">
            <text:p>0.00%</text:p>
          </table:table-cell>
          <table:table-cell table:formula="of:=2*([.H6]*[.I6])/([.H6]+[.I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[.F7]/[.E7]" office:value-type="string" office:string-value="" calcext:value-type="error">
            <text:p>#DIV/0!</text:p>
          </table:table-cell>
          <table:table-cell table:formula="of:=[.F7]/[.C7]" office:value-type="percentage" office:value="0" calcext:value-type="percentage">
            <text:p>0.00%</text:p>
          </table:table-cell>
          <table:table-cell table:formula="of:=2*([.H7]*[.I7])/([.H7]+[.I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F8]/[.E8]" office:value-type="string" office:string-value="" calcext:value-type="error">
            <text:p>#DIV/0!</text:p>
          </table:table-cell>
          <table:table-cell table:formula="of:=[.F8]/[.C8]" office:value-type="percentage" office:value="0" calcext:value-type="percentage">
            <text:p>0.00%</text:p>
          </table:table-cell>
          <table:table-cell table:formula="of:=2*([.H8]*[.I8])/([.H8]+[.I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F9]/[.E9]" office:value-type="string" office:string-value="" calcext:value-type="error">
            <text:p>#DIV/0!</text:p>
          </table:table-cell>
          <table:table-cell table:formula="of:=[.F9]/[.C9]" office:value-type="percentage" office:value="0" calcext:value-type="percentage">
            <text:p>0.00%</text:p>
          </table:table-cell>
          <table:table-cell table:formula="of:=2*([.H9]*[.I9])/([.H9]+[.I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F10]/[.E10]" office:value-type="string" office:string-value="" calcext:value-type="error">
            <text:p>#DIV/0!</text:p>
          </table:table-cell>
          <table:table-cell table:formula="of:=[.F10]/[.C10]" office:value-type="percentage" office:value="0" calcext:value-type="percentage">
            <text:p>0.00%</text:p>
          </table:table-cell>
          <table:table-cell table:formula="of:=2*([.H10]*[.I10])/([.H10]+[.I1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11]/[.E11]" office:value-type="string" office:string-value="" calcext:value-type="error">
            <text:p>#DIV/0!</text:p>
          </table:table-cell>
          <table:table-cell table:formula="of:=[.F11]/[.C11]" office:value-type="percentage" office:value="0" calcext:value-type="percentage">
            <text:p>0.00%</text:p>
          </table:table-cell>
          <table:table-cell table:formula="of:=2*([.H11]*[.I11])/([.H11]+[.I1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F12]/[.E12]" office:value-type="string" office:string-value="" calcext:value-type="error">
            <text:p>#DIV/0!</text:p>
          </table:table-cell>
          <table:table-cell table:formula="of:=[.F12]/[.C12]" office:value-type="percentage" office:value="0" calcext:value-type="percentage">
            <text:p>0.00%</text:p>
          </table:table-cell>
          <table:table-cell table:formula="of:=2*([.H12]*[.I12])/([.H12]+[.I1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F13]/[.E13]" office:value-type="string" office:string-value="" calcext:value-type="error">
            <text:p>#DIV/0!</text:p>
          </table:table-cell>
          <table:table-cell table:formula="of:=[.F13]/[.C13]" office:value-type="percentage" office:value="0" calcext:value-type="percentage">
            <text:p>0.00%</text:p>
          </table:table-cell>
          <table:table-cell table:formula="of:=2*([.H13]*[.I13])/([.H13]+[.I1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 table:formula="of:=[.F14]/[.C14]" office:value-type="percentage" office:value="0" calcext:value-type="percentage">
            <text:p>0.00%</text:p>
          </table:table-cell>
          <table:table-cell table:formula="of:=2*([.H14]*[.I14])/([.H14]+[.I1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 table:formula="of:=[.F15]/[.C15]" office:value-type="percentage" office:value="0" calcext:value-type="percentage">
            <text:p>0.00%</text:p>
          </table:table-cell>
          <table:table-cell table:formula="of:=2*([.H15]*[.I15])/([.H15]+[.I1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 table:formula="of:=[.F16]/[.C16]" office:value-type="percentage" office:value="0" calcext:value-type="percentage">
            <text:p>0.00%</text:p>
          </table:table-cell>
          <table:table-cell table:formula="of:=2*([.H16]*[.I16])/([.H16]+[.I1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F17]/[.E17]" office:value-type="string" office:string-value="" calcext:value-type="error">
            <text:p>#DIV/0!</text:p>
          </table:table-cell>
          <table:table-cell table:formula="of:=[.F17]/[.C17]" office:value-type="percentage" office:value="0" calcext:value-type="percentage">
            <text:p>0.00%</text:p>
          </table:table-cell>
          <table:table-cell table:formula="of:=2*([.H17]*[.I17])/([.H17]+[.I1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8]/[.E18]" office:value-type="string" office:string-value="" calcext:value-type="error">
            <text:p>#DIV/0!</text:p>
          </table:table-cell>
          <table:table-cell table:formula="of:=[.F18]/[.C18]" office:value-type="percentage" office:value="0" calcext:value-type="percentage">
            <text:p>0.00%</text:p>
          </table:table-cell>
          <table:table-cell table:formula="of:=2*([.H18]*[.I18])/([.H18]+[.I1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9]/[.E19]" office:value-type="string" office:string-value="" calcext:value-type="error">
            <text:p>#DIV/0!</text:p>
          </table:table-cell>
          <table:table-cell table:formula="of:=[.F19]/[.C19]" office:value-type="percentage" office:value="0" calcext:value-type="percentage">
            <text:p>0.00%</text:p>
          </table:table-cell>
          <table:table-cell table:formula="of:=2*([.H19]*[.I19])/([.H19]+[.I1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F20]/[.E20]" office:value-type="string" office:string-value="" calcext:value-type="error">
            <text:p>#DIV/0!</text:p>
          </table:table-cell>
          <table:table-cell table:formula="of:=[.F20]/[.C20]" office:value-type="percentage" office:value="0" calcext:value-type="percentage">
            <text:p>0.00%</text:p>
          </table:table-cell>
          <table:table-cell table:formula="of:=2*([.H20]*[.I20])/([.H20]+[.I2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F21]/[.E21]" office:value-type="string" office:string-value="" calcext:value-type="error">
            <text:p>#DIV/0!</text:p>
          </table:table-cell>
          <table:table-cell table:formula="of:=[.F21]/[.C21]" office:value-type="percentage" office:value="0" calcext:value-type="percentage">
            <text:p>0.00%</text:p>
          </table:table-cell>
          <table:table-cell table:formula="of:=2*([.H21]*[.I21])/([.H21]+[.I2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table:number-columns-repeated="3"/>
          <table:table-cell table:formula="of:=[.F26]/[.E26]" office:value-type="string" office:string-value="" calcext:value-type="error">
            <text:p>#DIV/0!</text:p>
          </table:table-cell>
          <table:table-cell table:formula="of:=[.F26]/[.C26]" office:value-type="percentage" office:value="0" calcext:value-type="percentage">
            <text:p>0.00%</text:p>
          </table:table-cell>
          <table:table-cell table:formula="of:=2*([.H26]*[.I26])/([.H26]+[.I2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table:number-columns-repeated="3"/>
          <table:table-cell table:formula="of:=[.F27]/[.E27]" office:value-type="string" office:string-value="" calcext:value-type="error">
            <text:p>#DIV/0!</text:p>
          </table:table-cell>
          <table:table-cell table:formula="of:=[.F27]/[.C27]" office:value-type="percentage" office:value="0" calcext:value-type="percentage">
            <text:p>0.00%</text:p>
          </table:table-cell>
          <table:table-cell table:formula="of:=2*([.H27]*[.I27])/([.H27]+[.I2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table:number-columns-repeated="3"/>
          <table:table-cell table:formula="of:=[.F28]/[.E28]" office:value-type="string" office:string-value="" calcext:value-type="error">
            <text:p>#DIV/0!</text:p>
          </table:table-cell>
          <table:table-cell table:formula="of:=[.F28]/[.C28]" office:value-type="percentage" office:value="0" calcext:value-type="percentage">
            <text:p>0.00%</text:p>
          </table:table-cell>
          <table:table-cell table:formula="of:=2*([.H28]*[.I28])/([.H28]+[.I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table:number-columns-repeated="3"/>
          <table:table-cell table:formula="of:=[.F29]/[.E29]" office:value-type="string" office:string-value="" calcext:value-type="error">
            <text:p>#DIV/0!</text:p>
          </table:table-cell>
          <table:table-cell table:formula="of:=[.F29]/[.C29]" office:value-type="percentage" office:value="0" calcext:value-type="percentage">
            <text:p>0.00%</text:p>
          </table:table-cell>
          <table:table-cell table:formula="of:=2*([.H29]*[.I29])/([.H29]+[.I2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table:number-columns-repeated="3"/>
          <table:table-cell table:formula="of:=[.F30]/[.E30]" office:value-type="string" office:string-value="" calcext:value-type="error">
            <text:p>#DIV/0!</text:p>
          </table:table-cell>
          <table:table-cell table:formula="of:=[.F30]/[.C30]" office:value-type="percentage" office:value="0" calcext:value-type="percentage">
            <text:p>0.00%</text:p>
          </table:table-cell>
          <table:table-cell table:formula="of:=2*([.H30]*[.I30])/([.H30]+[.I3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table:number-columns-repeated="3"/>
          <table:table-cell table:formula="of:=[.F31]/[.E31]" office:value-type="string" office:string-value="" calcext:value-type="error">
            <text:p>#DIV/0!</text:p>
          </table:table-cell>
          <table:table-cell table:formula="of:=[.F31]/[.C31]" office:value-type="percentage" office:value="0" calcext:value-type="percentage">
            <text:p>0.00%</text:p>
          </table:table-cell>
          <table:table-cell table:formula="of:=2*([.H31]*[.I31])/([.H31]+[.I3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table:number-columns-repeated="3"/>
          <table:table-cell table:formula="of:=[.F32]/[.E32]" office:value-type="string" office:string-value="" calcext:value-type="error">
            <text:p>#DIV/0!</text:p>
          </table:table-cell>
          <table:table-cell table:formula="of:=[.F32]/[.C32]" office:value-type="percentage" office:value="0" calcext:value-type="percentage">
            <text:p>0.00%</text:p>
          </table:table-cell>
          <table:table-cell table:formula="of:=2*([.H32]*[.I32])/([.H32]+[.I3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table:number-columns-repeated="3"/>
          <table:table-cell table:formula="of:=[.F33]/[.E33]" office:value-type="string" office:string-value="" calcext:value-type="error">
            <text:p>#DIV/0!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table:number-columns-repeated="3"/>
          <table:table-cell table:formula="of:=[.F34]/[.E34]" office:value-type="string" office:string-value="" calcext:value-type="error">
            <text:p>#DIV/0!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table:number-columns-repeated="3"/>
          <table:table-cell table:formula="of:=[.F35]/[.E35]" office:value-type="string" office:string-value="" calcext:value-type="error">
            <text:p>#DIV/0!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table:number-columns-repeated="3"/>
          <table:table-cell table:formula="of:=[.F36]/[.E36]" office:value-type="string" office:string-value="" calcext:value-type="error">
            <text:p>#DIV/0!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table:number-columns-repeated="3"/>
          <table:table-cell table:formula="of:=[.F37]/[.E37]" office:value-type="string" office:string-value="" calcext:value-type="error">
            <text:p>#DIV/0!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table:number-columns-repeated="3"/>
          <table:table-cell table:formula="of:=[.F38]/[.E38]" office:value-type="string" office:string-value="" calcext:value-type="error">
            <text:p>#DIV/0!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table:number-columns-repeated="3"/>
          <table:table-cell table:formula="of:=[.F39]/[.E39]" office:value-type="string" office:string-value="" calcext:value-type="error">
            <text:p>#DIV/0!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3"/>
          <table:table-cell table:formula="of:=[.F40]/[.E40]" office:value-type="string" office:string-value="" calcext:value-type="error">
            <text:p>#DIV/0!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3"/>
          <table:table-cell table:formula="of:=[.F41]/[.E41]" office:value-type="string" office:string-value="" calcext:value-type="error">
            <text:p>#DIV/0!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3"/>
          <table:table-cell table:formula="of:=[.F42]/[.E42]" office:value-type="string" office:string-value="" calcext:value-type="error">
            <text:p>#DIV/0!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3"/>
          <table:table-cell table:formula="of:=[.F43]/[.E43]" office:value-type="string" office:string-value="" calcext:value-type="error">
            <text:p>#DIV/0!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3"/>
          <table:table-cell table:formula="of:=[.F44]/[.E44]" office:value-type="string" office:string-value="" calcext:value-type="error">
            <text:p>#DIV/0!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SYNS" table:style-name="ta1">
        <table:shapes>
          <draw:frame draw:z-index="0" draw:style-name="gr1" draw:text-style-name="P1" svg:width="16.01cm" svg:height="8.999cm" svg:x="-39.061cm" svg:y="0.6cm">
            <draw:object draw:notify-on-update-of-ranges="'INFER-2-SYNS'.A2:'INFER-2-SYNS'.A2 'INFER-2-SYNS'.A3:'INFER-2-SYNS'.A3 'INFER-2-SYNS'.A4:'INFER-2-SYNS'.A4 'INFER-2-SYNS'.A5:'INFER-2-SYNS'.A5 'INFER-2-SYNS'.A6:'INFER-2-SYNS'.A6 'INFER-2-SYNS'.A7:'INFER-2-SYNS'.A7 'INFER-2-SYNS'.A8:'INFER-2-SYNS'.A8 'INFER-2-SYNS'.A9:'INFER-2-SYNS'.A9 'INFER-2-SYNS'.A10:'INFER-2-SYNS'.A10 'INFER-2-SYNS'.A11:'INFER-2-SYNS'.A11 'INFER-2-SYNS'.A12:'INFER-2-SYNS'.A12 'INFER-2-SYNS'.A13:'INFER-2-SYNS'.A13 'INFER-2-SYNS'.A14:'INFER-2-SYNS'.A14 'INFER-2-SYNS'.A15:'INFER-2-SYNS'.A15 'INFER-2-SYNS'.A16:'INFER-2-SYNS'.A16 'INFER-2-SYNS'.A17:'INFER-2-SYNS'.A17 'INFER-2-SYNS'.A18:'INFER-2-SYNS'.A18 'INFER-2-SYNS'.A19:'INFER-2-SYNS'.A19 'INFER-2-SYNS'.A20:'INFER-2-SYNS'.A20 'INFER-2-SYNS'.A21:'INFER-2-SYNS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SYNS'.I3:'INFER-2-SYNS'.I21 'INFER-2-SYNS'.A1:'INFER-2-SYNS'.A1 'INFER-2-SYNS'.H3:'INFER-2-SYNS'.H21 'INFER-2-SYNS'.I26:'INFER-2-SYNS'.I44 'INFER-2-SYNS'.A1:'INFER-2-SYNS'.A1 'INFER-2-SYNS'.H26:'INFER-2-SYNS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SYNS'.J2:'INFER-2-SYNS'.J21 'INFER-1-BASE'.A1:'INFER-1-BASE'.A1 'INFER-2-SYNS'.J25:'INFER-2-SYNS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SYNS'.I3:'INFER-2-SYNS'.I21 'INFER-1-BASE'.A1:'INFER-1-BASE'.A1 'INFER-2-SYNS'.H3:'INFER-2-SYNS'.H21 'INFER-2-SYNS'.I26:'INFER-2-SYNS'.I44 'INFER-1-BASE'.A1:'INFER-1-BASE'.A1 'INFER-2-SYNS'.H26:'INFER-2-SYNS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percentage" office:value="0" calcext:value-type="percentage">
            <text:p>0.00%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percentage" office:value="0" calcext:value-type="percentage">
            <text:p>0.00%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percentage" office:value="0" calcext:value-type="percentage">
            <text:p>0.00%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F6]/[.E6]" office:value-type="string" office:string-value="" calcext:value-type="error">
            <text:p>#DIV/0!</text:p>
          </table:table-cell>
          <table:table-cell table:formula="of:=[.F6]/[.C6]" office:value-type="percentage" office:value="0" calcext:value-type="percentage">
            <text:p>0.00%</text:p>
          </table:table-cell>
          <table:table-cell table:formula="of:=2*([.H6]*[.I6])/([.H6]+[.I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[.F7]/[.E7]" office:value-type="string" office:string-value="" calcext:value-type="error">
            <text:p>#DIV/0!</text:p>
          </table:table-cell>
          <table:table-cell table:formula="of:=[.F7]/[.C7]" office:value-type="percentage" office:value="0" calcext:value-type="percentage">
            <text:p>0.00%</text:p>
          </table:table-cell>
          <table:table-cell table:formula="of:=2*([.H7]*[.I7])/([.H7]+[.I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F8]/[.E8]" office:value-type="string" office:string-value="" calcext:value-type="error">
            <text:p>#DIV/0!</text:p>
          </table:table-cell>
          <table:table-cell table:formula="of:=[.F8]/[.C8]" office:value-type="percentage" office:value="0" calcext:value-type="percentage">
            <text:p>0.00%</text:p>
          </table:table-cell>
          <table:table-cell table:formula="of:=2*([.H8]*[.I8])/([.H8]+[.I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F9]/[.E9]" office:value-type="string" office:string-value="" calcext:value-type="error">
            <text:p>#DIV/0!</text:p>
          </table:table-cell>
          <table:table-cell table:formula="of:=[.F9]/[.C9]" office:value-type="percentage" office:value="0" calcext:value-type="percentage">
            <text:p>0.00%</text:p>
          </table:table-cell>
          <table:table-cell table:formula="of:=2*([.H9]*[.I9])/([.H9]+[.I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F10]/[.E10]" office:value-type="string" office:string-value="" calcext:value-type="error">
            <text:p>#DIV/0!</text:p>
          </table:table-cell>
          <table:table-cell table:formula="of:=[.F10]/[.C10]" office:value-type="percentage" office:value="0" calcext:value-type="percentage">
            <text:p>0.00%</text:p>
          </table:table-cell>
          <table:table-cell table:formula="of:=2*([.H10]*[.I10])/([.H10]+[.I1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11]/[.E11]" office:value-type="string" office:string-value="" calcext:value-type="error">
            <text:p>#DIV/0!</text:p>
          </table:table-cell>
          <table:table-cell table:formula="of:=[.F11]/[.C11]" office:value-type="percentage" office:value="0" calcext:value-type="percentage">
            <text:p>0.00%</text:p>
          </table:table-cell>
          <table:table-cell table:formula="of:=2*([.H11]*[.I11])/([.H11]+[.I1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F12]/[.E12]" office:value-type="string" office:string-value="" calcext:value-type="error">
            <text:p>#DIV/0!</text:p>
          </table:table-cell>
          <table:table-cell table:formula="of:=[.F12]/[.C12]" office:value-type="percentage" office:value="0" calcext:value-type="percentage">
            <text:p>0.00%</text:p>
          </table:table-cell>
          <table:table-cell table:formula="of:=2*([.H12]*[.I12])/([.H12]+[.I1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F13]/[.E13]" office:value-type="string" office:string-value="" calcext:value-type="error">
            <text:p>#DIV/0!</text:p>
          </table:table-cell>
          <table:table-cell table:formula="of:=[.F13]/[.C13]" office:value-type="percentage" office:value="0" calcext:value-type="percentage">
            <text:p>0.00%</text:p>
          </table:table-cell>
          <table:table-cell table:formula="of:=2*([.H13]*[.I13])/([.H13]+[.I1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 table:formula="of:=[.F14]/[.C14]" office:value-type="percentage" office:value="0" calcext:value-type="percentage">
            <text:p>0.00%</text:p>
          </table:table-cell>
          <table:table-cell table:formula="of:=2*([.H14]*[.I14])/([.H14]+[.I1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 table:formula="of:=[.F15]/[.C15]" office:value-type="percentage" office:value="0" calcext:value-type="percentage">
            <text:p>0.00%</text:p>
          </table:table-cell>
          <table:table-cell table:formula="of:=2*([.H15]*[.I15])/([.H15]+[.I1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 table:formula="of:=[.F16]/[.C16]" office:value-type="percentage" office:value="0" calcext:value-type="percentage">
            <text:p>0.00%</text:p>
          </table:table-cell>
          <table:table-cell table:formula="of:=2*([.H16]*[.I16])/([.H16]+[.I1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F17]/[.E17]" office:value-type="string" office:string-value="" calcext:value-type="error">
            <text:p>#DIV/0!</text:p>
          </table:table-cell>
          <table:table-cell table:formula="of:=[.F17]/[.C17]" office:value-type="percentage" office:value="0" calcext:value-type="percentage">
            <text:p>0.00%</text:p>
          </table:table-cell>
          <table:table-cell table:formula="of:=2*([.H17]*[.I17])/([.H17]+[.I1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8]/[.E18]" office:value-type="string" office:string-value="" calcext:value-type="error">
            <text:p>#DIV/0!</text:p>
          </table:table-cell>
          <table:table-cell table:formula="of:=[.F18]/[.C18]" office:value-type="percentage" office:value="0" calcext:value-type="percentage">
            <text:p>0.00%</text:p>
          </table:table-cell>
          <table:table-cell table:formula="of:=2*([.H18]*[.I18])/([.H18]+[.I1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9]/[.E19]" office:value-type="string" office:string-value="" calcext:value-type="error">
            <text:p>#DIV/0!</text:p>
          </table:table-cell>
          <table:table-cell table:formula="of:=[.F19]/[.C19]" office:value-type="percentage" office:value="0" calcext:value-type="percentage">
            <text:p>0.00%</text:p>
          </table:table-cell>
          <table:table-cell table:formula="of:=2*([.H19]*[.I19])/([.H19]+[.I1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F20]/[.E20]" office:value-type="string" office:string-value="" calcext:value-type="error">
            <text:p>#DIV/0!</text:p>
          </table:table-cell>
          <table:table-cell table:formula="of:=[.F20]/[.C20]" office:value-type="percentage" office:value="0" calcext:value-type="percentage">
            <text:p>0.00%</text:p>
          </table:table-cell>
          <table:table-cell table:formula="of:=2*([.H20]*[.I20])/([.H20]+[.I2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F21]/[.E21]" office:value-type="string" office:string-value="" calcext:value-type="error">
            <text:p>#DIV/0!</text:p>
          </table:table-cell>
          <table:table-cell table:formula="of:=[.F21]/[.C21]" office:value-type="percentage" office:value="0" calcext:value-type="percentage">
            <text:p>0.00%</text:p>
          </table:table-cell>
          <table:table-cell table:formula="of:=2*([.H21]*[.I21])/([.H21]+[.I2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table:number-columns-repeated="3"/>
          <table:table-cell table:formula="of:=[.F26]/[.E26]" office:value-type="string" office:string-value="" calcext:value-type="error">
            <text:p>#DIV/0!</text:p>
          </table:table-cell>
          <table:table-cell table:formula="of:=[.F26]/[.C26]" office:value-type="percentage" office:value="0" calcext:value-type="percentage">
            <text:p>0.00%</text:p>
          </table:table-cell>
          <table:table-cell table:formula="of:=2*([.H26]*[.I26])/([.H26]+[.I2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table:number-columns-repeated="3"/>
          <table:table-cell table:formula="of:=[.F27]/[.E27]" office:value-type="string" office:string-value="" calcext:value-type="error">
            <text:p>#DIV/0!</text:p>
          </table:table-cell>
          <table:table-cell table:formula="of:=[.F27]/[.C27]" office:value-type="percentage" office:value="0" calcext:value-type="percentage">
            <text:p>0.00%</text:p>
          </table:table-cell>
          <table:table-cell table:formula="of:=2*([.H27]*[.I27])/([.H27]+[.I2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table:number-columns-repeated="3"/>
          <table:table-cell table:formula="of:=[.F28]/[.E28]" office:value-type="string" office:string-value="" calcext:value-type="error">
            <text:p>#DIV/0!</text:p>
          </table:table-cell>
          <table:table-cell table:formula="of:=[.F28]/[.C28]" office:value-type="percentage" office:value="0" calcext:value-type="percentage">
            <text:p>0.00%</text:p>
          </table:table-cell>
          <table:table-cell table:formula="of:=2*([.H28]*[.I28])/([.H28]+[.I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table:number-columns-repeated="3"/>
          <table:table-cell table:formula="of:=[.F29]/[.E29]" office:value-type="string" office:string-value="" calcext:value-type="error">
            <text:p>#DIV/0!</text:p>
          </table:table-cell>
          <table:table-cell table:formula="of:=[.F29]/[.C29]" office:value-type="percentage" office:value="0" calcext:value-type="percentage">
            <text:p>0.00%</text:p>
          </table:table-cell>
          <table:table-cell table:formula="of:=2*([.H29]*[.I29])/([.H29]+[.I2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table:number-columns-repeated="3"/>
          <table:table-cell table:formula="of:=[.F30]/[.E30]" office:value-type="string" office:string-value="" calcext:value-type="error">
            <text:p>#DIV/0!</text:p>
          </table:table-cell>
          <table:table-cell table:formula="of:=[.F30]/[.C30]" office:value-type="percentage" office:value="0" calcext:value-type="percentage">
            <text:p>0.00%</text:p>
          </table:table-cell>
          <table:table-cell table:formula="of:=2*([.H30]*[.I30])/([.H30]+[.I3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table:number-columns-repeated="3"/>
          <table:table-cell table:formula="of:=[.F31]/[.E31]" office:value-type="string" office:string-value="" calcext:value-type="error">
            <text:p>#DIV/0!</text:p>
          </table:table-cell>
          <table:table-cell table:formula="of:=[.F31]/[.C31]" office:value-type="percentage" office:value="0" calcext:value-type="percentage">
            <text:p>0.00%</text:p>
          </table:table-cell>
          <table:table-cell table:formula="of:=2*([.H31]*[.I31])/([.H31]+[.I3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table:number-columns-repeated="3"/>
          <table:table-cell table:formula="of:=[.F32]/[.E32]" office:value-type="string" office:string-value="" calcext:value-type="error">
            <text:p>#DIV/0!</text:p>
          </table:table-cell>
          <table:table-cell table:formula="of:=[.F32]/[.C32]" office:value-type="percentage" office:value="0" calcext:value-type="percentage">
            <text:p>0.00%</text:p>
          </table:table-cell>
          <table:table-cell table:formula="of:=2*([.H32]*[.I32])/([.H32]+[.I3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table:number-columns-repeated="3"/>
          <table:table-cell table:formula="of:=[.F33]/[.E33]" office:value-type="string" office:string-value="" calcext:value-type="error">
            <text:p>#DIV/0!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table:number-columns-repeated="3"/>
          <table:table-cell table:formula="of:=[.F34]/[.E34]" office:value-type="string" office:string-value="" calcext:value-type="error">
            <text:p>#DIV/0!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table:number-columns-repeated="3"/>
          <table:table-cell table:formula="of:=[.F35]/[.E35]" office:value-type="string" office:string-value="" calcext:value-type="error">
            <text:p>#DIV/0!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table:number-columns-repeated="3"/>
          <table:table-cell table:formula="of:=[.F36]/[.E36]" office:value-type="string" office:string-value="" calcext:value-type="error">
            <text:p>#DIV/0!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table:number-columns-repeated="3"/>
          <table:table-cell table:formula="of:=[.F37]/[.E37]" office:value-type="string" office:string-value="" calcext:value-type="error">
            <text:p>#DIV/0!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table:number-columns-repeated="3"/>
          <table:table-cell table:formula="of:=[.F38]/[.E38]" office:value-type="string" office:string-value="" calcext:value-type="error">
            <text:p>#DIV/0!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table:number-columns-repeated="3"/>
          <table:table-cell table:formula="of:=[.F39]/[.E39]" office:value-type="string" office:string-value="" calcext:value-type="error">
            <text:p>#DIV/0!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3"/>
          <table:table-cell table:formula="of:=[.F40]/[.E40]" office:value-type="string" office:string-value="" calcext:value-type="error">
            <text:p>#DIV/0!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3"/>
          <table:table-cell table:formula="of:=[.F41]/[.E41]" office:value-type="string" office:string-value="" calcext:value-type="error">
            <text:p>#DIV/0!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3"/>
          <table:table-cell table:formula="of:=[.F42]/[.E42]" office:value-type="string" office:string-value="" calcext:value-type="error">
            <text:p>#DIV/0!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3"/>
          <table:table-cell table:formula="of:=[.F43]/[.E43]" office:value-type="string" office:string-value="" calcext:value-type="error">
            <text:p>#DIV/0!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3"/>
          <table:table-cell table:formula="of:=[.F44]/[.E44]" office:value-type="string" office:string-value="" calcext:value-type="error">
            <text:p>#DIV/0!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1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1-DIRDEP'.A2:'INFER-1-DIRDEP'.A2 'INFER-1-DIRDEP'.A3:'INFER-1-DIRDEP'.A3 'INFER-1-DIRDEP'.A4:'INFER-1-DIRDEP'.A4 'INFER-1-DIRDEP'.A5:'INFER-1-DIRDEP'.A5 'INFER-1-DIRDEP'.A6:'INFER-1-DIRDEP'.A6 'INFER-1-DIRDEP'.A7:'INFER-1-DIRDEP'.A7 'INFER-1-DIRDEP'.A8:'INFER-1-DIRDEP'.A8 'INFER-1-DIRDEP'.A9:'INFER-1-DIRDEP'.A9 'INFER-1-DIRDEP'.A10:'INFER-1-DIRDEP'.A10 'INFER-1-DIRDEP'.A11:'INFER-1-DIRDEP'.A11 'INFER-1-DIRDEP'.A12:'INFER-1-DIRDEP'.A12 'INFER-1-DIRDEP'.A13:'INFER-1-DIRDEP'.A13 'INFER-1-DIRDEP'.A14:'INFER-1-DIRDEP'.A14 'INFER-1-DIRDEP'.A15:'INFER-1-DIRDEP'.A15 'INFER-1-DIRDEP'.A16:'INFER-1-DIRDEP'.A16 'INFER-1-DIRDEP'.A17:'INFER-1-DIRDEP'.A17 'INFER-1-DIRDEP'.A18:'INFER-1-DIRDEP'.A18 'INFER-1-DIRDEP'.A19:'INFER-1-DIRDEP'.A19 'INFER-1-DIRDEP'.A20:'INFER-1-DIRDEP'.A20 'INFER-1-DIRDEP'.A21:'INFER-1-DIRDEP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1-DIRDEP'.I3:'INFER-1-DIRDEP'.I21 'INFER-1-DIRDEP'.A1:'INFER-1-DIRDEP'.A1 'INFER-1-DIRDEP'.H3:'INFER-1-DIRDEP'.H21 'INFER-1-DIRDEP'.I26:'INFER-1-DIRDEP'.I44 'INFER-1-DIRDEP'.A1:'INFER-1-DIRDEP'.A1 'INFER-1-DIRDEP'.H26:'INFER-1-DIRDEP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1-DIRDEP'.J2:'INFER-1-DIRDEP'.J21 'INFER-1-BASE'.A1:'INFER-1-BASE'.A1 'INFER-1-DIRDEP'.J25:'INFER-1-DIRDEP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1-DIRDEP'.I3:'INFER-1-DIRDEP'.I21 'INFER-1-BASE'.A1:'INFER-1-BASE'.A1 'INFER-1-DIRDEP'.H3:'INFER-1-DIRDEP'.H21 'INFER-1-DIRDEP'.I26:'INFER-1-DIRDEP'.I44 'INFER-1-BASE'.A1:'INFER-1-BASE'.A1 'INFER-1-DIRDEP'.H26:'INFER-1-DIRDEP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percentage" office:value="0" calcext:value-type="percentage">
            <text:p>0.00%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percentage" office:value="0" calcext:value-type="percentage">
            <text:p>0.00%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percentage" office:value="0" calcext:value-type="percentage">
            <text:p>0.00%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F6]/[.E6]" office:value-type="string" office:string-value="" calcext:value-type="error">
            <text:p>#DIV/0!</text:p>
          </table:table-cell>
          <table:table-cell table:formula="of:=[.F6]/[.C6]" office:value-type="percentage" office:value="0" calcext:value-type="percentage">
            <text:p>0.00%</text:p>
          </table:table-cell>
          <table:table-cell table:formula="of:=2*([.H6]*[.I6])/([.H6]+[.I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[.F7]/[.E7]" office:value-type="string" office:string-value="" calcext:value-type="error">
            <text:p>#DIV/0!</text:p>
          </table:table-cell>
          <table:table-cell table:formula="of:=[.F7]/[.C7]" office:value-type="percentage" office:value="0" calcext:value-type="percentage">
            <text:p>0.00%</text:p>
          </table:table-cell>
          <table:table-cell table:formula="of:=2*([.H7]*[.I7])/([.H7]+[.I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F8]/[.E8]" office:value-type="string" office:string-value="" calcext:value-type="error">
            <text:p>#DIV/0!</text:p>
          </table:table-cell>
          <table:table-cell table:formula="of:=[.F8]/[.C8]" office:value-type="percentage" office:value="0" calcext:value-type="percentage">
            <text:p>0.00%</text:p>
          </table:table-cell>
          <table:table-cell table:formula="of:=2*([.H8]*[.I8])/([.H8]+[.I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F9]/[.E9]" office:value-type="string" office:string-value="" calcext:value-type="error">
            <text:p>#DIV/0!</text:p>
          </table:table-cell>
          <table:table-cell table:formula="of:=[.F9]/[.C9]" office:value-type="percentage" office:value="0" calcext:value-type="percentage">
            <text:p>0.00%</text:p>
          </table:table-cell>
          <table:table-cell table:formula="of:=2*([.H9]*[.I9])/([.H9]+[.I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F10]/[.E10]" office:value-type="string" office:string-value="" calcext:value-type="error">
            <text:p>#DIV/0!</text:p>
          </table:table-cell>
          <table:table-cell table:formula="of:=[.F10]/[.C10]" office:value-type="percentage" office:value="0" calcext:value-type="percentage">
            <text:p>0.00%</text:p>
          </table:table-cell>
          <table:table-cell table:formula="of:=2*([.H10]*[.I10])/([.H10]+[.I1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11]/[.E11]" office:value-type="string" office:string-value="" calcext:value-type="error">
            <text:p>#DIV/0!</text:p>
          </table:table-cell>
          <table:table-cell table:formula="of:=[.F11]/[.C11]" office:value-type="percentage" office:value="0" calcext:value-type="percentage">
            <text:p>0.00%</text:p>
          </table:table-cell>
          <table:table-cell table:formula="of:=2*([.H11]*[.I11])/([.H11]+[.I1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F12]/[.E12]" office:value-type="string" office:string-value="" calcext:value-type="error">
            <text:p>#DIV/0!</text:p>
          </table:table-cell>
          <table:table-cell table:formula="of:=[.F12]/[.C12]" office:value-type="percentage" office:value="0" calcext:value-type="percentage">
            <text:p>0.00%</text:p>
          </table:table-cell>
          <table:table-cell table:formula="of:=2*([.H12]*[.I12])/([.H12]+[.I1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F13]/[.E13]" office:value-type="string" office:string-value="" calcext:value-type="error">
            <text:p>#DIV/0!</text:p>
          </table:table-cell>
          <table:table-cell table:formula="of:=[.F13]/[.C13]" office:value-type="percentage" office:value="0" calcext:value-type="percentage">
            <text:p>0.00%</text:p>
          </table:table-cell>
          <table:table-cell table:formula="of:=2*([.H13]*[.I13])/([.H13]+[.I1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 table:formula="of:=[.F14]/[.C14]" office:value-type="percentage" office:value="0" calcext:value-type="percentage">
            <text:p>0.00%</text:p>
          </table:table-cell>
          <table:table-cell table:formula="of:=2*([.H14]*[.I14])/([.H14]+[.I1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 table:formula="of:=[.F15]/[.C15]" office:value-type="percentage" office:value="0" calcext:value-type="percentage">
            <text:p>0.00%</text:p>
          </table:table-cell>
          <table:table-cell table:formula="of:=2*([.H15]*[.I15])/([.H15]+[.I1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 table:formula="of:=[.F16]/[.C16]" office:value-type="percentage" office:value="0" calcext:value-type="percentage">
            <text:p>0.00%</text:p>
          </table:table-cell>
          <table:table-cell table:formula="of:=2*([.H16]*[.I16])/([.H16]+[.I1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F17]/[.E17]" office:value-type="string" office:string-value="" calcext:value-type="error">
            <text:p>#DIV/0!</text:p>
          </table:table-cell>
          <table:table-cell table:formula="of:=[.F17]/[.C17]" office:value-type="percentage" office:value="0" calcext:value-type="percentage">
            <text:p>0.00%</text:p>
          </table:table-cell>
          <table:table-cell table:formula="of:=2*([.H17]*[.I17])/([.H17]+[.I1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8]/[.E18]" office:value-type="string" office:string-value="" calcext:value-type="error">
            <text:p>#DIV/0!</text:p>
          </table:table-cell>
          <table:table-cell table:formula="of:=[.F18]/[.C18]" office:value-type="percentage" office:value="0" calcext:value-type="percentage">
            <text:p>0.00%</text:p>
          </table:table-cell>
          <table:table-cell table:formula="of:=2*([.H18]*[.I18])/([.H18]+[.I1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9]/[.E19]" office:value-type="string" office:string-value="" calcext:value-type="error">
            <text:p>#DIV/0!</text:p>
          </table:table-cell>
          <table:table-cell table:formula="of:=[.F19]/[.C19]" office:value-type="percentage" office:value="0" calcext:value-type="percentage">
            <text:p>0.00%</text:p>
          </table:table-cell>
          <table:table-cell table:formula="of:=2*([.H19]*[.I19])/([.H19]+[.I1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F20]/[.E20]" office:value-type="string" office:string-value="" calcext:value-type="error">
            <text:p>#DIV/0!</text:p>
          </table:table-cell>
          <table:table-cell table:formula="of:=[.F20]/[.C20]" office:value-type="percentage" office:value="0" calcext:value-type="percentage">
            <text:p>0.00%</text:p>
          </table:table-cell>
          <table:table-cell table:formula="of:=2*([.H20]*[.I20])/([.H20]+[.I2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F21]/[.E21]" office:value-type="string" office:string-value="" calcext:value-type="error">
            <text:p>#DIV/0!</text:p>
          </table:table-cell>
          <table:table-cell table:formula="of:=[.F21]/[.C21]" office:value-type="percentage" office:value="0" calcext:value-type="percentage">
            <text:p>0.00%</text:p>
          </table:table-cell>
          <table:table-cell table:formula="of:=2*([.H21]*[.I21])/([.H21]+[.I2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table:number-columns-repeated="3"/>
          <table:table-cell table:formula="of:=[.F26]/[.E26]" office:value-type="string" office:string-value="" calcext:value-type="error">
            <text:p>#DIV/0!</text:p>
          </table:table-cell>
          <table:table-cell table:formula="of:=[.F26]/[.C26]" office:value-type="percentage" office:value="0" calcext:value-type="percentage">
            <text:p>0.00%</text:p>
          </table:table-cell>
          <table:table-cell table:formula="of:=2*([.H26]*[.I26])/([.H26]+[.I2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table:number-columns-repeated="3"/>
          <table:table-cell table:formula="of:=[.F27]/[.E27]" office:value-type="string" office:string-value="" calcext:value-type="error">
            <text:p>#DIV/0!</text:p>
          </table:table-cell>
          <table:table-cell table:formula="of:=[.F27]/[.C27]" office:value-type="percentage" office:value="0" calcext:value-type="percentage">
            <text:p>0.00%</text:p>
          </table:table-cell>
          <table:table-cell table:formula="of:=2*([.H27]*[.I27])/([.H27]+[.I2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table:number-columns-repeated="3"/>
          <table:table-cell table:formula="of:=[.F28]/[.E28]" office:value-type="string" office:string-value="" calcext:value-type="error">
            <text:p>#DIV/0!</text:p>
          </table:table-cell>
          <table:table-cell table:formula="of:=[.F28]/[.C28]" office:value-type="percentage" office:value="0" calcext:value-type="percentage">
            <text:p>0.00%</text:p>
          </table:table-cell>
          <table:table-cell table:formula="of:=2*([.H28]*[.I28])/([.H28]+[.I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table:number-columns-repeated="3"/>
          <table:table-cell table:formula="of:=[.F29]/[.E29]" office:value-type="string" office:string-value="" calcext:value-type="error">
            <text:p>#DIV/0!</text:p>
          </table:table-cell>
          <table:table-cell table:formula="of:=[.F29]/[.C29]" office:value-type="percentage" office:value="0" calcext:value-type="percentage">
            <text:p>0.00%</text:p>
          </table:table-cell>
          <table:table-cell table:formula="of:=2*([.H29]*[.I29])/([.H29]+[.I2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table:number-columns-repeated="3"/>
          <table:table-cell table:formula="of:=[.F30]/[.E30]" office:value-type="string" office:string-value="" calcext:value-type="error">
            <text:p>#DIV/0!</text:p>
          </table:table-cell>
          <table:table-cell table:formula="of:=[.F30]/[.C30]" office:value-type="percentage" office:value="0" calcext:value-type="percentage">
            <text:p>0.00%</text:p>
          </table:table-cell>
          <table:table-cell table:formula="of:=2*([.H30]*[.I30])/([.H30]+[.I3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table:number-columns-repeated="3"/>
          <table:table-cell table:formula="of:=[.F31]/[.E31]" office:value-type="string" office:string-value="" calcext:value-type="error">
            <text:p>#DIV/0!</text:p>
          </table:table-cell>
          <table:table-cell table:formula="of:=[.F31]/[.C31]" office:value-type="percentage" office:value="0" calcext:value-type="percentage">
            <text:p>0.00%</text:p>
          </table:table-cell>
          <table:table-cell table:formula="of:=2*([.H31]*[.I31])/([.H31]+[.I3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table:number-columns-repeated="3"/>
          <table:table-cell table:formula="of:=[.F32]/[.E32]" office:value-type="string" office:string-value="" calcext:value-type="error">
            <text:p>#DIV/0!</text:p>
          </table:table-cell>
          <table:table-cell table:formula="of:=[.F32]/[.C32]" office:value-type="percentage" office:value="0" calcext:value-type="percentage">
            <text:p>0.00%</text:p>
          </table:table-cell>
          <table:table-cell table:formula="of:=2*([.H32]*[.I32])/([.H32]+[.I3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table:number-columns-repeated="3"/>
          <table:table-cell table:formula="of:=[.F33]/[.E33]" office:value-type="string" office:string-value="" calcext:value-type="error">
            <text:p>#DIV/0!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table:number-columns-repeated="3"/>
          <table:table-cell table:formula="of:=[.F34]/[.E34]" office:value-type="string" office:string-value="" calcext:value-type="error">
            <text:p>#DIV/0!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table:number-columns-repeated="3"/>
          <table:table-cell table:formula="of:=[.F35]/[.E35]" office:value-type="string" office:string-value="" calcext:value-type="error">
            <text:p>#DIV/0!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table:number-columns-repeated="3"/>
          <table:table-cell table:formula="of:=[.F36]/[.E36]" office:value-type="string" office:string-value="" calcext:value-type="error">
            <text:p>#DIV/0!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table:number-columns-repeated="3"/>
          <table:table-cell table:formula="of:=[.F37]/[.E37]" office:value-type="string" office:string-value="" calcext:value-type="error">
            <text:p>#DIV/0!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table:number-columns-repeated="3"/>
          <table:table-cell table:formula="of:=[.F38]/[.E38]" office:value-type="string" office:string-value="" calcext:value-type="error">
            <text:p>#DIV/0!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table:number-columns-repeated="3"/>
          <table:table-cell table:formula="of:=[.F39]/[.E39]" office:value-type="string" office:string-value="" calcext:value-type="error">
            <text:p>#DIV/0!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3"/>
          <table:table-cell table:formula="of:=[.F40]/[.E40]" office:value-type="string" office:string-value="" calcext:value-type="error">
            <text:p>#DIV/0!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3"/>
          <table:table-cell table:formula="of:=[.F41]/[.E41]" office:value-type="string" office:string-value="" calcext:value-type="error">
            <text:p>#DIV/0!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3"/>
          <table:table-cell table:formula="of:=[.F42]/[.E42]" office:value-type="string" office:string-value="" calcext:value-type="error">
            <text:p>#DIV/0!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3"/>
          <table:table-cell table:formula="of:=[.F43]/[.E43]" office:value-type="string" office:string-value="" calcext:value-type="error">
            <text:p>#DIV/0!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3"/>
          <table:table-cell table:formula="of:=[.F44]/[.E44]" office:value-type="string" office:string-value="" calcext:value-type="error">
            <text:p>#DIV/0!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DIRDEP" table:style-name="ta1">
        <table:shapes>
          <draw:frame draw:z-index="0" draw:style-name="gr1" draw:text-style-name="P1" svg:width="16.01cm" svg:height="8.999cm" svg:x="-39.061cm" svg:y="0.6cm">
            <draw:object draw:notify-on-update-of-ranges="'INFER-2-DIRDEP'.A2:'INFER-2-DIRDEP'.A2 'INFER-2-DIRDEP'.A3:'INFER-2-DIRDEP'.A3 'INFER-2-DIRDEP'.A4:'INFER-2-DIRDEP'.A4 'INFER-2-DIRDEP'.A5:'INFER-2-DIRDEP'.A5 'INFER-2-DIRDEP'.A6:'INFER-2-DIRDEP'.A6 'INFER-2-DIRDEP'.A7:'INFER-2-DIRDEP'.A7 'INFER-2-DIRDEP'.A8:'INFER-2-DIRDEP'.A8 'INFER-2-DIRDEP'.A9:'INFER-2-DIRDEP'.A9 'INFER-2-DIRDEP'.A10:'INFER-2-DIRDEP'.A10 'INFER-2-DIRDEP'.A11:'INFER-2-DIRDEP'.A11 'INFER-2-DIRDEP'.A12:'INFER-2-DIRDEP'.A12 'INFER-2-DIRDEP'.A13:'INFER-2-DIRDEP'.A13 'INFER-2-DIRDEP'.A14:'INFER-2-DIRDEP'.A14 'INFER-2-DIRDEP'.A15:'INFER-2-DIRDEP'.A15 'INFER-2-DIRDEP'.A16:'INFER-2-DIRDEP'.A16 'INFER-2-DIRDEP'.A17:'INFER-2-DIRDEP'.A17 'INFER-2-DIRDEP'.A18:'INFER-2-DIRDEP'.A18 'INFER-2-DIRDEP'.A19:'INFER-2-DIRDEP'.A19 'INFER-2-DIRDEP'.A20:'INFER-2-DIRDEP'.A20 'INFER-2-DIRDEP'.A21:'INFER-2-DIRDEP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2-DIRDEP'.I3:'INFER-2-DIRDEP'.I21 'INFER-2-DIRDEP'.A1:'INFER-2-DIRDEP'.A1 'INFER-2-DIRDEP'.H3:'INFER-2-DIRDEP'.H21 'INFER-2-DIRDEP'.I26:'INFER-2-DIRDEP'.I44 'INFER-2-DIRDEP'.A1:'INFER-2-DIRDEP'.A1 'INFER-2-DIRDEP'.H26:'INFER-2-DIRDEP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1-BASE'.A1:'INFER-1-BASE'.A1 'INFER-2-DIRDEP'.J2:'INFER-2-DIRDEP'.J21 'INFER-1-BASE'.A1:'INFER-1-BASE'.A1 'INFER-2-DIRDEP'.J25:'INFER-2-DIRDEP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2-DIRDEP'.I3:'INFER-2-DIRDEP'.I21 'INFER-1-BASE'.A1:'INFER-1-BASE'.A1 'INFER-2-DIRDEP'.H3:'INFER-2-DIRDEP'.H21 'INFER-2-DIRDEP'.I26:'INFER-2-DIRDEP'.I44 'INFER-1-BASE'.A1:'INFER-1-BASE'.A1 'INFER-2-DIRDEP'.H26:'INFER-2-DIRDEP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5337" calcext:value-type="float">
            <text:p>5337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table:formula="of:=[.F3]/[.E3]" office:value-type="string" office:string-value="" calcext:value-type="error">
            <text:p>#DIV/0!</text:p>
          </table:table-cell>
          <table:table-cell table:formula="of:=[.F3]/[.C3]" office:value-type="percentage" office:value="0" calcext:value-type="percentage">
            <text:p>0.00%</text:p>
          </table:table-cell>
          <table:table-cell table:formula="of:=2*([.H3]*[.I3])/([.H3]+[.I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343</text:p>
          </table:table-cell>
          <table:table-cell office:value-type="float" office:value="3124" calcext:value-type="float">
            <text:p>3124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[.F4]/[.E4]" office:value-type="string" office:string-value="" calcext:value-type="error">
            <text:p>#DIV/0!</text:p>
          </table:table-cell>
          <table:table-cell table:formula="of:=[.F4]/[.C4]" office:value-type="percentage" office:value="0" calcext:value-type="percentage">
            <text:p>0.00%</text:p>
          </table:table-cell>
          <table:table-cell table:formula="of:=2*([.H4]*[.I4])/([.H4]+[.I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2254" calcext:value-type="float">
            <text:p>2254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formula="of:=[.F5]/[.E5]" office:value-type="string" office:string-value="" calcext:value-type="error">
            <text:p>#DIV/0!</text:p>
          </table:table-cell>
          <table:table-cell table:formula="of:=[.F5]/[.C5]" office:value-type="percentage" office:value="0" calcext:value-type="percentage">
            <text:p>0.00%</text:p>
          </table:table-cell>
          <table:table-cell table:formula="of:=2*([.H5]*[.I5])/([.H5]+[.I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1706" calcext:value-type="float">
            <text:p>170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formula="of:=[.F6]/[.E6]" office:value-type="string" office:string-value="" calcext:value-type="error">
            <text:p>#DIV/0!</text:p>
          </table:table-cell>
          <table:table-cell table:formula="of:=[.F6]/[.C6]" office:value-type="percentage" office:value="0" calcext:value-type="percentage">
            <text:p>0.00%</text:p>
          </table:table-cell>
          <table:table-cell table:formula="of:=2*([.H6]*[.I6])/([.H6]+[.I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429</text:p>
          </table:table-cell>
          <table:table-cell office:value-type="float" office:value="1342" calcext:value-type="float">
            <text:p>1342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[.F7]/[.E7]" office:value-type="string" office:string-value="" calcext:value-type="error">
            <text:p>#DIV/0!</text:p>
          </table:table-cell>
          <table:table-cell table:formula="of:=[.F7]/[.C7]" office:value-type="percentage" office:value="0" calcext:value-type="percentage">
            <text:p>0.00%</text:p>
          </table:table-cell>
          <table:table-cell table:formula="of:=2*([.H7]*[.I7])/([.H7]+[.I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165</text:p>
          </table:table-cell>
          <table:table-cell office:value-type="float" office:value="1094" calcext:value-type="float">
            <text:p>1094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F8]/[.E8]" office:value-type="string" office:string-value="" calcext:value-type="error">
            <text:p>#DIV/0!</text:p>
          </table:table-cell>
          <table:table-cell table:formula="of:=[.F8]/[.C8]" office:value-type="percentage" office:value="0" calcext:value-type="percentage">
            <text:p>0.00%</text:p>
          </table:table-cell>
          <table:table-cell table:formula="of:=2*([.H8]*[.I8])/([.H8]+[.I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F9]/[.E9]" office:value-type="string" office:string-value="" calcext:value-type="error">
            <text:p>#DIV/0!</text:p>
          </table:table-cell>
          <table:table-cell table:formula="of:=[.F9]/[.C9]" office:value-type="percentage" office:value="0" calcext:value-type="percentage">
            <text:p>0.00%</text:p>
          </table:table-cell>
          <table:table-cell table:formula="of:=2*([.H9]*[.I9])/([.H9]+[.I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F10]/[.E10]" office:value-type="string" office:string-value="" calcext:value-type="error">
            <text:p>#DIV/0!</text:p>
          </table:table-cell>
          <table:table-cell table:formula="of:=[.F10]/[.C10]" office:value-type="percentage" office:value="0" calcext:value-type="percentage">
            <text:p>0.00%</text:p>
          </table:table-cell>
          <table:table-cell table:formula="of:=2*([.H10]*[.I10])/([.H10]+[.I1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11]/[.E11]" office:value-type="string" office:string-value="" calcext:value-type="error">
            <text:p>#DIV/0!</text:p>
          </table:table-cell>
          <table:table-cell table:formula="of:=[.F11]/[.C11]" office:value-type="percentage" office:value="0" calcext:value-type="percentage">
            <text:p>0.00%</text:p>
          </table:table-cell>
          <table:table-cell table:formula="of:=2*([.H11]*[.I11])/([.H11]+[.I1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F12]/[.E12]" office:value-type="string" office:string-value="" calcext:value-type="error">
            <text:p>#DIV/0!</text:p>
          </table:table-cell>
          <table:table-cell table:formula="of:=[.F12]/[.C12]" office:value-type="percentage" office:value="0" calcext:value-type="percentage">
            <text:p>0.00%</text:p>
          </table:table-cell>
          <table:table-cell table:formula="of:=2*([.H12]*[.I12])/([.H12]+[.I1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F13]/[.E13]" office:value-type="string" office:string-value="" calcext:value-type="error">
            <text:p>#DIV/0!</text:p>
          </table:table-cell>
          <table:table-cell table:formula="of:=[.F13]/[.C13]" office:value-type="percentage" office:value="0" calcext:value-type="percentage">
            <text:p>0.00%</text:p>
          </table:table-cell>
          <table:table-cell table:formula="of:=2*([.H13]*[.I13])/([.H13]+[.I1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 table:formula="of:=[.F14]/[.C14]" office:value-type="percentage" office:value="0" calcext:value-type="percentage">
            <text:p>0.00%</text:p>
          </table:table-cell>
          <table:table-cell table:formula="of:=2*([.H14]*[.I14])/([.H14]+[.I1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 table:formula="of:=[.F15]/[.C15]" office:value-type="percentage" office:value="0" calcext:value-type="percentage">
            <text:p>0.00%</text:p>
          </table:table-cell>
          <table:table-cell table:formula="of:=2*([.H15]*[.I15])/([.H15]+[.I1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 table:formula="of:=[.F16]/[.C16]" office:value-type="percentage" office:value="0" calcext:value-type="percentage">
            <text:p>0.00%</text:p>
          </table:table-cell>
          <table:table-cell table:formula="of:=2*([.H16]*[.I16])/([.H16]+[.I1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F17]/[.E17]" office:value-type="string" office:string-value="" calcext:value-type="error">
            <text:p>#DIV/0!</text:p>
          </table:table-cell>
          <table:table-cell table:formula="of:=[.F17]/[.C17]" office:value-type="percentage" office:value="0" calcext:value-type="percentage">
            <text:p>0.00%</text:p>
          </table:table-cell>
          <table:table-cell table:formula="of:=2*([.H17]*[.I17])/([.H17]+[.I1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8]/[.E18]" office:value-type="string" office:string-value="" calcext:value-type="error">
            <text:p>#DIV/0!</text:p>
          </table:table-cell>
          <table:table-cell table:formula="of:=[.F18]/[.C18]" office:value-type="percentage" office:value="0" calcext:value-type="percentage">
            <text:p>0.00%</text:p>
          </table:table-cell>
          <table:table-cell table:formula="of:=2*([.H18]*[.I18])/([.H18]+[.I1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F19]/[.E19]" office:value-type="string" office:string-value="" calcext:value-type="error">
            <text:p>#DIV/0!</text:p>
          </table:table-cell>
          <table:table-cell table:formula="of:=[.F19]/[.C19]" office:value-type="percentage" office:value="0" calcext:value-type="percentage">
            <text:p>0.00%</text:p>
          </table:table-cell>
          <table:table-cell table:formula="of:=2*([.H19]*[.I19])/([.H19]+[.I1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F20]/[.E20]" office:value-type="string" office:string-value="" calcext:value-type="error">
            <text:p>#DIV/0!</text:p>
          </table:table-cell>
          <table:table-cell table:formula="of:=[.F20]/[.C20]" office:value-type="percentage" office:value="0" calcext:value-type="percentage">
            <text:p>0.00%</text:p>
          </table:table-cell>
          <table:table-cell table:formula="of:=2*([.H20]*[.I20])/([.H20]+[.I2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F21]/[.E21]" office:value-type="string" office:string-value="" calcext:value-type="error">
            <text:p>#DIV/0!</text:p>
          </table:table-cell>
          <table:table-cell table:formula="of:=[.F21]/[.C21]" office:value-type="percentage" office:value="0" calcext:value-type="percentage">
            <text:p>0.00%</text:p>
          </table:table-cell>
          <table:table-cell table:formula="of:=2*([.H21]*[.I21])/([.H21]+[.I2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5760" calcext:value-type="float">
            <text:p>5760</text:p>
          </table:table-cell>
          <table:table-cell table:formula="of:=[.C3]" office:value-type="float" office:value="5337" calcext:value-type="float">
            <text:p>5337</text:p>
          </table:table-cell>
          <table:table-cell table:formula="of:=[.D3]" office:value-type="float" office:value="423" calcext:value-type="float">
            <text:p>423</text:p>
          </table:table-cell>
          <table:table-cell table:number-columns-repeated="3"/>
          <table:table-cell table:formula="of:=[.F26]/[.E26]" office:value-type="string" office:string-value="" calcext:value-type="error">
            <text:p>#DIV/0!</text:p>
          </table:table-cell>
          <table:table-cell table:formula="of:=[.F26]/[.C26]" office:value-type="percentage" office:value="0" calcext:value-type="percentage">
            <text:p>0.00%</text:p>
          </table:table-cell>
          <table:table-cell table:formula="of:=2*([.H26]*[.I26])/([.H26]+[.I2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3343" calcext:value-type="float">
            <text:p>3343</text:p>
          </table:table-cell>
          <table:table-cell table:formula="of:=[.C4]" office:value-type="float" office:value="3124" calcext:value-type="float">
            <text:p>3124</text:p>
          </table:table-cell>
          <table:table-cell table:formula="of:=[.D4]" office:value-type="float" office:value="219" calcext:value-type="float">
            <text:p>219</text:p>
          </table:table-cell>
          <table:table-cell table:number-columns-repeated="3"/>
          <table:table-cell table:formula="of:=[.F27]/[.E27]" office:value-type="string" office:string-value="" calcext:value-type="error">
            <text:p>#DIV/0!</text:p>
          </table:table-cell>
          <table:table-cell table:formula="of:=[.F27]/[.C27]" office:value-type="percentage" office:value="0" calcext:value-type="percentage">
            <text:p>0.00%</text:p>
          </table:table-cell>
          <table:table-cell table:formula="of:=2*([.H27]*[.I27])/([.H27]+[.I2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2411" calcext:value-type="float">
            <text:p>2411</text:p>
          </table:table-cell>
          <table:table-cell table:formula="of:=[.C5]" office:value-type="float" office:value="2254" calcext:value-type="float">
            <text:p>2254</text:p>
          </table:table-cell>
          <table:table-cell table:formula="of:=[.D5]" office:value-type="float" office:value="157" calcext:value-type="float">
            <text:p>157</text:p>
          </table:table-cell>
          <table:table-cell table:number-columns-repeated="3"/>
          <table:table-cell table:formula="of:=[.F28]/[.E28]" office:value-type="string" office:string-value="" calcext:value-type="error">
            <text:p>#DIV/0!</text:p>
          </table:table-cell>
          <table:table-cell table:formula="of:=[.F28]/[.C28]" office:value-type="percentage" office:value="0" calcext:value-type="percentage">
            <text:p>0.00%</text:p>
          </table:table-cell>
          <table:table-cell table:formula="of:=2*([.H28]*[.I28])/([.H28]+[.I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1819" calcext:value-type="float">
            <text:p>1819</text:p>
          </table:table-cell>
          <table:table-cell table:formula="of:=[.C6]" office:value-type="float" office:value="1706" calcext:value-type="float">
            <text:p>1706</text:p>
          </table:table-cell>
          <table:table-cell table:formula="of:=[.D6]" office:value-type="float" office:value="113" calcext:value-type="float">
            <text:p>113</text:p>
          </table:table-cell>
          <table:table-cell table:number-columns-repeated="3"/>
          <table:table-cell table:formula="of:=[.F29]/[.E29]" office:value-type="string" office:string-value="" calcext:value-type="error">
            <text:p>#DIV/0!</text:p>
          </table:table-cell>
          <table:table-cell table:formula="of:=[.F29]/[.C29]" office:value-type="percentage" office:value="0" calcext:value-type="percentage">
            <text:p>0.00%</text:p>
          </table:table-cell>
          <table:table-cell table:formula="of:=2*([.H29]*[.I29])/([.H29]+[.I2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1429" calcext:value-type="float">
            <text:p>1429</text:p>
          </table:table-cell>
          <table:table-cell table:formula="of:=[.C7]" office:value-type="float" office:value="1342" calcext:value-type="float">
            <text:p>1342</text:p>
          </table:table-cell>
          <table:table-cell table:formula="of:=[.D7]" office:value-type="float" office:value="87" calcext:value-type="float">
            <text:p>87</text:p>
          </table:table-cell>
          <table:table-cell table:number-columns-repeated="3"/>
          <table:table-cell table:formula="of:=[.F30]/[.E30]" office:value-type="string" office:string-value="" calcext:value-type="error">
            <text:p>#DIV/0!</text:p>
          </table:table-cell>
          <table:table-cell table:formula="of:=[.F30]/[.C30]" office:value-type="percentage" office:value="0" calcext:value-type="percentage">
            <text:p>0.00%</text:p>
          </table:table-cell>
          <table:table-cell table:formula="of:=2*([.H30]*[.I30])/([.H30]+[.I3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1165" calcext:value-type="float">
            <text:p>1165</text:p>
          </table:table-cell>
          <table:table-cell table:formula="of:=[.C8]" office:value-type="float" office:value="1094" calcext:value-type="float">
            <text:p>1094</text:p>
          </table:table-cell>
          <table:table-cell table:formula="of:=[.D8]" office:value-type="float" office:value="71" calcext:value-type="float">
            <text:p>71</text:p>
          </table:table-cell>
          <table:table-cell table:number-columns-repeated="3"/>
          <table:table-cell table:formula="of:=[.F31]/[.E31]" office:value-type="string" office:string-value="" calcext:value-type="error">
            <text:p>#DIV/0!</text:p>
          </table:table-cell>
          <table:table-cell table:formula="of:=[.F31]/[.C31]" office:value-type="percentage" office:value="0" calcext:value-type="percentage">
            <text:p>0.00%</text:p>
          </table:table-cell>
          <table:table-cell table:formula="of:=2*([.H31]*[.I31])/([.H31]+[.I3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958" calcext:value-type="float">
            <text:p>958</text:p>
          </table:table-cell>
          <table:table-cell table:formula="of:=[.C9]" office:value-type="float" office:value="902" calcext:value-type="float">
            <text:p>902</text:p>
          </table:table-cell>
          <table:table-cell table:formula="of:=[.D9]" office:value-type="float" office:value="56" calcext:value-type="float">
            <text:p>56</text:p>
          </table:table-cell>
          <table:table-cell table:number-columns-repeated="3"/>
          <table:table-cell table:formula="of:=[.F32]/[.E32]" office:value-type="string" office:string-value="" calcext:value-type="error">
            <text:p>#DIV/0!</text:p>
          </table:table-cell>
          <table:table-cell table:formula="of:=[.F32]/[.C32]" office:value-type="percentage" office:value="0" calcext:value-type="percentage">
            <text:p>0.00%</text:p>
          </table:table-cell>
          <table:table-cell table:formula="of:=2*([.H32]*[.I32])/([.H32]+[.I3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826" calcext:value-type="float">
            <text:p>826</text:p>
          </table:table-cell>
          <table:table-cell table:formula="of:=[.C10]" office:value-type="float" office:value="778" calcext:value-type="float">
            <text:p>778</text:p>
          </table:table-cell>
          <table:table-cell table:formula="of:=[.D10]" office:value-type="float" office:value="48" calcext:value-type="float">
            <text:p>48</text:p>
          </table:table-cell>
          <table:table-cell table:number-columns-repeated="3"/>
          <table:table-cell table:formula="of:=[.F33]/[.E33]" office:value-type="string" office:string-value="" calcext:value-type="error">
            <text:p>#DIV/0!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727" calcext:value-type="float">
            <text:p>727</text:p>
          </table:table-cell>
          <table:table-cell table:formula="of:=[.C11]" office:value-type="float" office:value="687" calcext:value-type="float">
            <text:p>687</text:p>
          </table:table-cell>
          <table:table-cell table:formula="of:=[.D11]" office:value-type="float" office:value="40" calcext:value-type="float">
            <text:p>40</text:p>
          </table:table-cell>
          <table:table-cell table:number-columns-repeated="3"/>
          <table:table-cell table:formula="of:=[.F34]/[.E34]" office:value-type="string" office:string-value="" calcext:value-type="error">
            <text:p>#DIV/0!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647" calcext:value-type="float">
            <text:p>647</text:p>
          </table:table-cell>
          <table:table-cell table:formula="of:=[.C12]" office:value-type="float" office:value="613" calcext:value-type="float">
            <text:p>613</text:p>
          </table:table-cell>
          <table:table-cell table:formula="of:=[.D12]" office:value-type="float" office:value="34" calcext:value-type="float">
            <text:p>34</text:p>
          </table:table-cell>
          <table:table-cell table:number-columns-repeated="3"/>
          <table:table-cell table:formula="of:=[.F35]/[.E35]" office:value-type="string" office:string-value="" calcext:value-type="error">
            <text:p>#DIV/0!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570" calcext:value-type="float">
            <text:p>570</text:p>
          </table:table-cell>
          <table:table-cell table:formula="of:=[.C13]" office:value-type="float" office:value="539" calcext:value-type="float">
            <text:p>539</text:p>
          </table:table-cell>
          <table:table-cell table:formula="of:=[.D13]" office:value-type="float" office:value="31" calcext:value-type="float">
            <text:p>31</text:p>
          </table:table-cell>
          <table:table-cell table:number-columns-repeated="3"/>
          <table:table-cell table:formula="of:=[.F36]/[.E36]" office:value-type="string" office:string-value="" calcext:value-type="error">
            <text:p>#DIV/0!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514" calcext:value-type="float">
            <text:p>514</text:p>
          </table:table-cell>
          <table:table-cell table:formula="of:=[.C14]" office:value-type="float" office:value="488" calcext:value-type="float">
            <text:p>488</text:p>
          </table:table-cell>
          <table:table-cell table:formula="of:=[.D14]" office:value-type="float" office:value="26" calcext:value-type="float">
            <text:p>26</text:p>
          </table:table-cell>
          <table:table-cell table:number-columns-repeated="3"/>
          <table:table-cell table:formula="of:=[.F37]/[.E37]" office:value-type="string" office:string-value="" calcext:value-type="error">
            <text:p>#DIV/0!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469" calcext:value-type="float">
            <text:p>469</text:p>
          </table:table-cell>
          <table:table-cell table:formula="of:=[.C15]" office:value-type="float" office:value="444" calcext:value-type="float">
            <text:p>444</text:p>
          </table:table-cell>
          <table:table-cell table:formula="of:=[.D15]" office:value-type="float" office:value="25" calcext:value-type="float">
            <text:p>25</text:p>
          </table:table-cell>
          <table:table-cell table:number-columns-repeated="3"/>
          <table:table-cell table:formula="of:=[.F38]/[.E38]" office:value-type="string" office:string-value="" calcext:value-type="error">
            <text:p>#DIV/0!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421" calcext:value-type="float">
            <text:p>421</text:p>
          </table:table-cell>
          <table:table-cell table:formula="of:=[.C16]" office:value-type="float" office:value="398" calcext:value-type="float">
            <text:p>398</text:p>
          </table:table-cell>
          <table:table-cell table:formula="of:=[.D16]" office:value-type="float" office:value="23" calcext:value-type="float">
            <text:p>23</text:p>
          </table:table-cell>
          <table:table-cell table:number-columns-repeated="3"/>
          <table:table-cell table:formula="of:=[.F39]/[.E39]" office:value-type="string" office:string-value="" calcext:value-type="error">
            <text:p>#DIV/0!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385" calcext:value-type="float">
            <text:p>385</text:p>
          </table:table-cell>
          <table:table-cell table:formula="of:=[.C17]" office:value-type="float" office:value="365" calcext:value-type="float">
            <text:p>365</text:p>
          </table:table-cell>
          <table:table-cell table:formula="of:=[.D17]" office:value-type="float" office:value="20" calcext:value-type="float">
            <text:p>20</text:p>
          </table:table-cell>
          <table:table-cell table:number-columns-repeated="3"/>
          <table:table-cell table:formula="of:=[.F40]/[.E40]" office:value-type="string" office:string-value="" calcext:value-type="error">
            <text:p>#DIV/0!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349" calcext:value-type="float">
            <text:p>349</text:p>
          </table:table-cell>
          <table:table-cell table:formula="of:=[.C18]" office:value-type="float" office:value="330" calcext:value-type="float">
            <text:p>330</text:p>
          </table:table-cell>
          <table:table-cell table:formula="of:=[.D18]" office:value-type="float" office:value="19" calcext:value-type="float">
            <text:p>19</text:p>
          </table:table-cell>
          <table:table-cell table:number-columns-repeated="3"/>
          <table:table-cell table:formula="of:=[.F41]/[.E41]" office:value-type="string" office:string-value="" calcext:value-type="error">
            <text:p>#DIV/0!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321" calcext:value-type="float">
            <text:p>321</text:p>
          </table:table-cell>
          <table:table-cell table:formula="of:=[.C19]" office:value-type="float" office:value="302" calcext:value-type="float">
            <text:p>302</text:p>
          </table:table-cell>
          <table:table-cell table:formula="of:=[.D19]" office:value-type="float" office:value="19" calcext:value-type="float">
            <text:p>19</text:p>
          </table:table-cell>
          <table:table-cell table:number-columns-repeated="3"/>
          <table:table-cell table:formula="of:=[.F42]/[.E42]" office:value-type="string" office:string-value="" calcext:value-type="error">
            <text:p>#DIV/0!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296" calcext:value-type="float">
            <text:p>296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18" calcext:value-type="float">
            <text:p>18</text:p>
          </table:table-cell>
          <table:table-cell table:number-columns-repeated="3"/>
          <table:table-cell table:formula="of:=[.F43]/[.E43]" office:value-type="string" office:string-value="" calcext:value-type="error">
            <text:p>#DIV/0!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269" calcext:value-type="float">
            <text:p>269</text:p>
          </table:table-cell>
          <table:table-cell table:formula="of:=[.C21]" office:value-type="float" office:value="254" calcext:value-type="float">
            <text:p>254</text:p>
          </table:table-cell>
          <table:table-cell table:formula="of:=[.D21]" office:value-type="float" office:value="15" calcext:value-type="float">
            <text:p>15</text:p>
          </table:table-cell>
          <table:table-cell table:number-columns-repeated="3"/>
          <table:table-cell table:formula="of:=[.F44]/[.E44]" office:value-type="string" office:string-value="" calcext:value-type="error">
            <text:p>#DIV/0!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00-00-00</text:date>, <text:time style:data-style-name="N2" text:time-value="09:18:06.431323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4-07T09:20:33.685462495</dc:date>
    <meta:editing-duration>P3DT11H57M27S</meta:editing-duration>
    <meta:editing-cycles>297</meta:editing-cycles>
    <meta:generator>LibreOffice/6.4.7.2$Linux_X86_64 LibreOffice_project/40$Build-2</meta:generator>
    <meta:document-statistic meta:table-count="6" meta:cell-count="1956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DIRDEP'.A2:'INFER-1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DIRDEP'.A2:'INFER-1-DIRDEP'.A2" chart:class="chart:line">
            <chart:data-point/>
          </chart:series>
          <chart:series chart:attached-axis="primary-y" chart:style-name="ch11" chart:values-cell-range-address="'INFER-1-DIRDEP'.A3:'INFER-1-DIRDEP'.A3" chart:class="chart:line">
            <chart:data-point/>
          </chart:series>
          <chart:series chart:attached-axis="primary-y" chart:style-name="ch12" chart:values-cell-range-address="'INFER-1-DIRDEP'.A4:'INFER-1-DIRDEP'.A4" chart:class="chart:line">
            <chart:data-point/>
          </chart:series>
          <chart:series chart:attached-axis="primary-y" chart:style-name="ch13" chart:values-cell-range-address="'INFER-1-DIRDEP'.A5:'INFER-1-DIRDEP'.A5" chart:class="chart:line">
            <chart:data-point/>
          </chart:series>
          <chart:series chart:attached-axis="primary-y" chart:style-name="ch14" chart:values-cell-range-address="'INFER-1-DIRDEP'.A6:'INFER-1-DIRDEP'.A6" chart:class="chart:line">
            <chart:data-point/>
          </chart:series>
          <chart:series chart:attached-axis="primary-y" chart:style-name="ch15" chart:values-cell-range-address="'INFER-1-DIRDEP'.A7:'INFER-1-DIRDEP'.A7" chart:class="chart:line">
            <chart:data-point/>
          </chart:series>
          <chart:series chart:attached-axis="primary-y" chart:style-name="ch16" chart:values-cell-range-address="'INFER-1-DIRDEP'.A8:'INFER-1-DIRDEP'.A8" chart:class="chart:line">
            <chart:data-point/>
          </chart:series>
          <chart:series chart:attached-axis="primary-y" chart:style-name="ch17" chart:values-cell-range-address="'INFER-1-DIRDEP'.A9:'INFER-1-DIRDEP'.A9" chart:class="chart:line">
            <chart:data-point/>
          </chart:series>
          <chart:series chart:attached-axis="primary-y" chart:style-name="ch18" chart:values-cell-range-address="'INFER-1-DIRDEP'.A10:'INFER-1-DIRDEP'.A10" chart:class="chart:line">
            <chart:data-point/>
          </chart:series>
          <chart:series chart:attached-axis="primary-y" chart:style-name="ch19" chart:values-cell-range-address="'INFER-1-DIRDEP'.A11:'INFER-1-DIRDEP'.A11" chart:class="chart:line">
            <chart:data-point/>
          </chart:series>
          <chart:series chart:attached-axis="primary-y" chart:style-name="ch20" chart:values-cell-range-address="'INFER-1-DIRDEP'.A12:'INFER-1-DIRDEP'.A12" chart:class="chart:line">
            <chart:data-point/>
          </chart:series>
          <chart:series chart:attached-axis="primary-y" chart:style-name="ch21" chart:values-cell-range-address="'INFER-1-DIRDEP'.A13:'INFER-1-DIRDEP'.A13" chart:class="chart:line">
            <chart:data-point/>
          </chart:series>
          <chart:series chart:attached-axis="primary-y" chart:style-name="ch10" chart:values-cell-range-address="'INFER-1-DIRDEP'.A14:'INFER-1-DIRDEP'.A14" chart:class="chart:line">
            <chart:data-point/>
          </chart:series>
          <chart:series chart:attached-axis="primary-y" chart:style-name="ch11" chart:values-cell-range-address="'INFER-1-DIRDEP'.A15:'INFER-1-DIRDEP'.A15" chart:class="chart:line">
            <chart:data-point/>
          </chart:series>
          <chart:series chart:attached-axis="primary-y" chart:style-name="ch12" chart:values-cell-range-address="'INFER-1-DIRDEP'.A16:'INFER-1-DIRDEP'.A16" chart:class="chart:line">
            <chart:data-point/>
          </chart:series>
          <chart:series chart:attached-axis="primary-y" chart:style-name="ch13" chart:values-cell-range-address="'INFER-1-DIRDEP'.A17:'INFER-1-DIRDEP'.A17" chart:class="chart:line">
            <chart:data-point/>
          </chart:series>
          <chart:series chart:attached-axis="primary-y" chart:style-name="ch14" chart:values-cell-range-address="'INFER-1-DIRDEP'.A18:'INFER-1-DIRDEP'.A18" chart:class="chart:line">
            <chart:data-point/>
          </chart:series>
          <chart:series chart:attached-axis="primary-y" chart:style-name="ch15" chart:values-cell-range-address="'INFER-1-DIRDEP'.A19:'INFER-1-DIRDEP'.A19" chart:class="chart:line">
            <chart:data-point/>
          </chart:series>
          <chart:series chart:attached-axis="primary-y" chart:style-name="ch16" chart:values-cell-range-address="'INFER-1-DIRDEP'.A20:'INFER-1-DIRDEP'.A20" chart:class="chart:line">
            <chart:data-point/>
          </chart:series>
          <chart:series chart:attached-axis="primary-y" chart:style-name="ch17" chart:values-cell-range-address="'INFER-1-DIRDEP'.A21:'INFER-1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DIRDEP'.A2:'INFER-1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DIRDEP'.A3:'INFER-1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DIRDEP'.A4:'INFER-1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DIRDEP'.A5:'INFER-1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DIRDEP'.A6:'INFER-1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DIRDEP'.A7:'INFER-1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DIRDEP'.A8:'INFER-1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DIRDEP'.A9:'INFER-1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DIRDEP'.A10:'INFER-1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DIRDEP'.A11:'INFER-1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DIRDEP'.A12:'INFER-1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DIRDEP'.A13:'INFER-1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DIRDEP'.A14:'INFER-1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DIRDEP'.A15:'INFER-1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DIRDEP'.A16:'INFER-1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DIRDEP'.A17:'INFER-1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DIRDEP'.A18:'INFER-1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DIRDEP'.A19:'INFER-1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DIRDEP'.A20:'INFER-1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DIRDEP'.A21:'INFER-1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DIRDEP'.H3:'INFER-1-DIRDEP'.I21 'INFER-1-BASE'.A1:'INFER-1-BASE'.A1 'INFER-1-DIRDEP'.H26:'INFER-1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DIRDEP'.H3:'INFER-1-DIRDEP'.H21" chart:label-cell-address="'INFER-1-BASE'.A1:'INFER-1-BASE'.A1" chart:class="chart:scatter">
            <chart:domain table:cell-range-address="'INFER-1-DIRDEP'.I3:'INFER-1-DIRDEP'.I21"/>
            <chart:data-point chart:repeated="19"/>
          </chart:series>
          <chart:series chart:style-name="ch10" chart:values-cell-range-address="'INFER-1-DIRDEP'.H26:'INFER-1-DIRDEP'.H44" chart:label-cell-address="'INFER-1-BASE'.A1:'INFER-1-BASE'.A1" chart:class="chart:scatter">
            <chart:domain table:cell-range-address="'INFER-1-DIRDEP'.I26:'INFER-1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1-DIRDEP'.I3:'INFER-1-DIRDEP'.I21</svg:desc>
                </draw:g>
              </table:table-cell>
              <table:table-cell office:value-type="float" office:value="NaN">
                <text:p>NaN</text:p>
                <draw:g>
                  <svg:desc>'INFER-1-DIRDEP'.H3:'INFER-1-DIRDEP'.H21</svg:desc>
                </draw:g>
              </table:table-cell>
              <table:table-cell office:value-type="float" office:value="0">
                <text:p>0</text:p>
                <draw:g>
                  <svg:desc>'INFER-1-DIRDEP'.I26:'INFER-1-DIRDEP'.I44</svg:desc>
                </draw:g>
              </table:table-cell>
              <table:table-cell office:value-type="float" office:value="NaN">
                <text:p>NaN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1067738231917">
                <text:p>0.171067738231917</text:p>
              </table:table-cell>
              <table:table-cell office:value-type="float" office:value="0.0694789081885856">
                <text:p>0.06947890818858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334600760456">
                <text:p>0.224334600760456</text:p>
              </table:table-cell>
              <table:table-cell office:value-type="float" office:value="0.0844772967265048">
                <text:p>0.0844772967265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8">
                <text:p>0.248</text:p>
              </table:table-cell>
              <table:table-cell office:value-type="float" office:value="0.102102102102102">
                <text:p>0.1021021021021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70363951473137">
                <text:p>0.270363951473137</text:p>
              </table:table-cell>
              <table:table-cell office:value-type="float" office:value="0.118577075098814">
                <text:p>0.1185770750988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2921108742004">
                <text:p>0.272921108742004</text:p>
              </table:table-cell>
              <table:table-cell office:value-type="float" office:value="0.126829268292683">
                <text:p>0.1268292682926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3532338308458">
                <text:p>0.293532338308458</text:p>
              </table:table-cell>
              <table:table-cell office:value-type="float" office:value="0.132947976878613">
                <text:p>0.1329479768786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1637426900585">
                <text:p>0.32163742690058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7286821705426">
                <text:p>0.147286821705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0294117647059">
                <text:p>0.36029411764705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3983739837398">
                <text:p>0.373983739837398</text:p>
              </table:table-cell>
              <table:table-cell office:value-type="float" office:value="0.175609756097561">
                <text:p>0.175609756097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87387387387387">
                <text:p>0.387387387387387</text:p>
              </table:table-cell>
              <table:table-cell office:value-type="float" office:value="0.174863387978142">
                <text:p>0.1748633879781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2352941176471">
                <text:p>0.382352941176471</text:p>
              </table:table-cell>
              <table:table-cell office:value-type="float" office:value="0.177514792899408">
                <text:p>0.1775147928994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8947368421053">
                <text:p>0.378947368421053</text:p>
              </table:table-cell>
              <table:table-cell office:value-type="float" office:value="0.178343949044586">
                <text:p>0.178343949044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1061452513966">
                <text:p>0.391061452513966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21686746987952">
                <text:p>0.421686746987952</text:p>
              </table:table-cell>
              <table:table-cell office:value-type="float" office:value="0.195488721804511">
                <text:p>0.195488721804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198347107438016">
                <text:p>0.1983471074380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2857142857143">
                <text:p>0.442857142857143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51127819548872">
                <text:p>0.451127819548872</text:p>
              </table:table-cell>
              <table:table-cell office:value-type="float" office:value="0.205607476635514">
                <text:p>0.2056074766355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6280991735537">
                <text:p>0.446280991735537</text:p>
              </table:table-cell>
              <table:table-cell office:value-type="float" office:value="0.204081632653061">
                <text:p>0.204081632653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10.053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Precision</text:p>
            </chart:title>
            <chart:grid chart:style-name="ch6" chart:class="major"/>
          </chart:axis>
          <chart:series chart:style-name="ch8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9"/>
            <chart:data-point chart:repeated="4"/>
          </chart:series>
          <chart:series chart:style-name="ch10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74493132766514">
                <text:p>0.0974493132766514</text:p>
                <draw:g>
                  <svg:desc>'INFER-2-BASE'.I3:'INFER-2-BASE'.I21</svg:desc>
                </draw:g>
              </table:table-cell>
              <table:table-cell office:value-type="float" office:value="0.699530516431925">
                <text:p>0.699530516431925</text:p>
                <draw:g>
                  <svg:desc>'INFER-2-BASE'.H3:'INFER-2-BASE'.H21</svg:desc>
                </draw:g>
              </table:table-cell>
              <table:table-cell office:value-type="float" office:value="0.0366252452583388">
                <text:p>0.0366252452583388</text:p>
                <draw:g>
                  <svg:desc>'INFER-2-BASE'.I26:'INFER-2-BASE'.I44</svg:desc>
                </draw:g>
              </table:table-cell>
              <table:table-cell office:value-type="float" office:value="0.674698795180723">
                <text:p>0.674698795180723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182844243792">
                <text:p>0.133182844243792</text:p>
              </table:table-cell>
              <table:table-cell office:value-type="float" office:value="0.710843373493976">
                <text:p>0.710843373493976</text:p>
              </table:table-cell>
              <table:table-cell office:value-type="float" office:value="0.0451467268623025">
                <text:p>0.0451467268623025</text:p>
              </table:table-cell>
              <table:table-cell office:value-type="float" office:value="0.655737704918033">
                <text:p>0.65573770491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1960784313725">
                <text:p>0.15196078431372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678336980306">
                <text:p>0.170678336980306</text:p>
              </table:table-cell>
              <table:table-cell office:value-type="float" office:value="0.65">
                <text:p>0.65</text:p>
              </table:table-cell>
              <table:table-cell office:value-type="float" office:value="0.0656455142231947">
                <text:p>0.0656455142231947</text:p>
              </table:table-cell>
              <table:table-cell office:value-type="float" office:value="0.612244897959184">
                <text:p>0.61224489795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342465753425">
                <text:p>0.17534246575342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0712328767123288">
                <text:p>0.0712328767123288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344262295082">
                <text:p>0.19344262295082</text:p>
              </table:table-cell>
              <table:table-cell office:value-type="float" office:value="0.608247422680412">
                <text:p>0.608247422680412</text:p>
              </table:table-cell>
              <table:table-cell office:value-type="float" office:value="0.0754098360655738">
                <text:p>0.0754098360655738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0790513833992095">
                <text:p>0.079051383399209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8699551569507">
                <text:p>0.228699551569507</text:p>
              </table:table-cell>
              <table:table-cell office:value-type="float" office:value="0.614457831325301">
                <text:p>0.614457831325301</text:p>
              </table:table-cell>
              <table:table-cell office:value-type="float" office:value="0.0852017937219731">
                <text:p>0.085201793721973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974358974358974">
                <text:p>0.0974358974358974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5895953757225">
                <text:p>0.265895953757225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104046242774566">
                <text:p>0.10404624277456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741935483871">
                <text:p>0.27741935483871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103225806451613">
                <text:p>0.10322580645161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4647887323944">
                <text:p>0.274647887323944</text:p>
              </table:table-cell>
              <table:table-cell office:value-type="float" office:value="0.629032258064516">
                <text:p>0.629032258064516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4552845528455">
                <text:p>0.284552845528455</text:p>
              </table:table-cell>
              <table:table-cell office:value-type="float" office:value="0.625">
                <text:p>0.625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625">
                <text:p>0.62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0.12">
                <text:p>0.1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787234042553">
                <text:p>0.329787234042553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7078651685393">
                <text:p>0.33707865168539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123595505617978">
                <text:p>0.123595505617978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9268292682927">
                <text:p>0.329268292682927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SYNS'.A2:'INFER-2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SYNS'.A2:'INFER-2-SYNS'.A2" chart:class="chart:line">
            <chart:data-point/>
          </chart:series>
          <chart:series chart:attached-axis="primary-y" chart:style-name="ch11" chart:values-cell-range-address="'INFER-2-SYNS'.A3:'INFER-2-SYNS'.A3" chart:class="chart:line">
            <chart:data-point/>
          </chart:series>
          <chart:series chart:attached-axis="primary-y" chart:style-name="ch12" chart:values-cell-range-address="'INFER-2-SYNS'.A4:'INFER-2-SYNS'.A4" chart:class="chart:line">
            <chart:data-point/>
          </chart:series>
          <chart:series chart:attached-axis="primary-y" chart:style-name="ch13" chart:values-cell-range-address="'INFER-2-SYNS'.A5:'INFER-2-SYNS'.A5" chart:class="chart:line">
            <chart:data-point/>
          </chart:series>
          <chart:series chart:attached-axis="primary-y" chart:style-name="ch14" chart:values-cell-range-address="'INFER-2-SYNS'.A6:'INFER-2-SYNS'.A6" chart:class="chart:line">
            <chart:data-point/>
          </chart:series>
          <chart:series chart:attached-axis="primary-y" chart:style-name="ch15" chart:values-cell-range-address="'INFER-2-SYNS'.A7:'INFER-2-SYNS'.A7" chart:class="chart:line">
            <chart:data-point/>
          </chart:series>
          <chart:series chart:attached-axis="primary-y" chart:style-name="ch16" chart:values-cell-range-address="'INFER-2-SYNS'.A8:'INFER-2-SYNS'.A8" chart:class="chart:line">
            <chart:data-point/>
          </chart:series>
          <chart:series chart:attached-axis="primary-y" chart:style-name="ch17" chart:values-cell-range-address="'INFER-2-SYNS'.A9:'INFER-2-SYNS'.A9" chart:class="chart:line">
            <chart:data-point/>
          </chart:series>
          <chart:series chart:attached-axis="primary-y" chart:style-name="ch18" chart:values-cell-range-address="'INFER-2-SYNS'.A10:'INFER-2-SYNS'.A10" chart:class="chart:line">
            <chart:data-point/>
          </chart:series>
          <chart:series chart:attached-axis="primary-y" chart:style-name="ch19" chart:values-cell-range-address="'INFER-2-SYNS'.A11:'INFER-2-SYNS'.A11" chart:class="chart:line">
            <chart:data-point/>
          </chart:series>
          <chart:series chart:attached-axis="primary-y" chart:style-name="ch20" chart:values-cell-range-address="'INFER-2-SYNS'.A12:'INFER-2-SYNS'.A12" chart:class="chart:line">
            <chart:data-point/>
          </chart:series>
          <chart:series chart:attached-axis="primary-y" chart:style-name="ch21" chart:values-cell-range-address="'INFER-2-SYNS'.A13:'INFER-2-SYNS'.A13" chart:class="chart:line">
            <chart:data-point/>
          </chart:series>
          <chart:series chart:attached-axis="primary-y" chart:style-name="ch10" chart:values-cell-range-address="'INFER-2-SYNS'.A14:'INFER-2-SYNS'.A14" chart:class="chart:line">
            <chart:data-point/>
          </chart:series>
          <chart:series chart:attached-axis="primary-y" chart:style-name="ch11" chart:values-cell-range-address="'INFER-2-SYNS'.A15:'INFER-2-SYNS'.A15" chart:class="chart:line">
            <chart:data-point/>
          </chart:series>
          <chart:series chart:attached-axis="primary-y" chart:style-name="ch12" chart:values-cell-range-address="'INFER-2-SYNS'.A16:'INFER-2-SYNS'.A16" chart:class="chart:line">
            <chart:data-point/>
          </chart:series>
          <chart:series chart:attached-axis="primary-y" chart:style-name="ch13" chart:values-cell-range-address="'INFER-2-SYNS'.A17:'INFER-2-SYNS'.A17" chart:class="chart:line">
            <chart:data-point/>
          </chart:series>
          <chart:series chart:attached-axis="primary-y" chart:style-name="ch14" chart:values-cell-range-address="'INFER-2-SYNS'.A18:'INFER-2-SYNS'.A18" chart:class="chart:line">
            <chart:data-point/>
          </chart:series>
          <chart:series chart:attached-axis="primary-y" chart:style-name="ch15" chart:values-cell-range-address="'INFER-2-SYNS'.A19:'INFER-2-SYNS'.A19" chart:class="chart:line">
            <chart:data-point/>
          </chart:series>
          <chart:series chart:attached-axis="primary-y" chart:style-name="ch16" chart:values-cell-range-address="'INFER-2-SYNS'.A20:'INFER-2-SYNS'.A20" chart:class="chart:line">
            <chart:data-point/>
          </chart:series>
          <chart:series chart:attached-axis="primary-y" chart:style-name="ch17" chart:values-cell-range-address="'INFER-2-SYNS'.A21:'INFER-2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SYNS'.A2:'INFER-2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SYNS'.A3:'INFER-2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SYNS'.A4:'INFER-2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SYNS'.A5:'INFER-2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SYNS'.A6:'INFER-2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SYNS'.A7:'INFER-2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SYNS'.A8:'INFER-2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SYNS'.A9:'INFER-2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SYNS'.A10:'INFER-2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SYNS'.A11:'INFER-2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SYNS'.A12:'INFER-2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SYNS'.A13:'INFER-2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SYNS'.A14:'INFER-2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SYNS'.A15:'INFER-2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SYNS'.A16:'INFER-2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SYNS'.A17:'INFER-2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SYNS'.A18:'INFER-2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SYNS'.A19:'INFER-2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SYNS'.A20:'INFER-2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SYNS'.A21:'INFER-2-SYNS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SYNS'.H3:'INFER-2-SYNS'.I21 'INFER-2-SYNS'.A1:'INFER-2-SYNS'.A1 'INFER-2-SYNS'.H26:'INFER-2-SYNS'.H44" chart:data-source-has-labels="row" svg:x="1.33cm" svg:y="0.179cm" svg:width="11.232cm" svg:height="7.659cm">
          <chartooo:coordinate-region svg:x="2.93cm" svg:y="0.378cm" svg:width="8.77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SYNS'.H3:'INFER-2-SYNS'.H21" chart:label-cell-address="'INFER-2-SYNS'.A1:'INFER-2-SYNS'.A1" chart:class="chart:scatter">
            <chart:domain table:cell-range-address="'INFER-2-SYNS'.I3:'INFER-2-SYNS'.I21"/>
            <chart:data-point chart:repeated="19"/>
          </chart:series>
          <chart:series chart:style-name="ch9" chart:values-cell-range-address="'INFER-2-SYNS'.H26:'INFER-2-SYNS'.H44" chart:label-cell-address="'INFER-2-SYNS'.A1:'INFER-2-SYNS'.A1" chart:class="chart:scatter">
            <chart:domain table:cell-range-address="'INFER-2-SYNS'.I26:'INFER-2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SYNS'.A1:'INFER-2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2-SYNS'.I3:'INFER-2-SYNS'.I21</svg:desc>
                </draw:g>
              </table:table-cell>
              <table:table-cell office:value-type="float" office:value="NaN">
                <text:p>NaN</text:p>
                <draw:g>
                  <svg:desc>'INFER-2-SYNS'.H3:'INFER-2-SYNS'.H21</svg:desc>
                </draw:g>
              </table:table-cell>
              <table:table-cell office:value-type="float" office:value="0">
                <text:p>0</text:p>
                <draw:g>
                  <svg:desc>'INFER-2-SYNS'.I26:'INFER-2-SYNS'.I44</svg:desc>
                </draw:g>
              </table:table-cell>
              <table:table-cell office:value-type="float" office:value="NaN">
                <text:p>NaN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SYNS'.J2:'INFER-2-SYNS'.J21 'INFER-2-SYNS'.J25:'INFER-2-SYNS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SYNS'.J2:'INFER-2-SYNS'.J21" chart:label-cell-address="'INFER-1-BASE'.A1:'INFER-1-BASE'.A1" chart:class="chart:line">
            <chart:data-point chart:repeated="20"/>
          </chart:series>
          <chart:series chart:style-name="ch10" chart:values-cell-range-address="'INFER-2-SYNS'.J25:'INFER-2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SYNS'.J2:'INFER-2-SYNS'.J21</svg:desc>
                </draw:g>
              </table:table-cell>
              <table:table-cell office:value-type="float" office:value="NaN">
                <text:p>NaN</text:p>
                <draw:g>
                  <svg:desc>'INFER-2-SYNS'.J25:'INFER-2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SYNS'.H3:'INFER-2-SYNS'.I21 'INFER-1-BASE'.A1:'INFER-1-BASE'.A1 'INFER-2-SYNS'.H26:'INFER-2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SYNS'.H3:'INFER-2-SYNS'.H21" chart:label-cell-address="'INFER-1-BASE'.A1:'INFER-1-BASE'.A1" chart:class="chart:scatter">
            <chart:domain table:cell-range-address="'INFER-2-SYNS'.I3:'INFER-2-SYNS'.I21"/>
            <chart:data-point chart:repeated="19"/>
          </chart:series>
          <chart:series chart:style-name="ch10" chart:values-cell-range-address="'INFER-2-SYNS'.H26:'INFER-2-SYNS'.H44" chart:label-cell-address="'INFER-1-BASE'.A1:'INFER-1-BASE'.A1" chart:class="chart:scatter">
            <chart:domain table:cell-range-address="'INFER-2-SYNS'.I26:'INFER-2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2-SYNS'.I3:'INFER-2-SYNS'.I21</svg:desc>
                </draw:g>
              </table:table-cell>
              <table:table-cell office:value-type="float" office:value="NaN">
                <text:p>NaN</text:p>
                <draw:g>
                  <svg:desc>'INFER-2-SYNS'.H3:'INFER-2-SYNS'.H21</svg:desc>
                </draw:g>
              </table:table-cell>
              <table:table-cell office:value-type="float" office:value="0">
                <text:p>0</text:p>
                <draw:g>
                  <svg:desc>'INFER-2-SYNS'.I26:'INFER-2-SYNS'.I44</svg:desc>
                </draw:g>
              </table:table-cell>
              <table:table-cell office:value-type="float" office:value="NaN">
                <text:p>NaN</text:p>
                <draw:g>
                  <svg:desc>'INFER-2-SYNS'.H26:'INFER-2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2-DIRDEP'.A2:'INFER-2-DIRDEP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DIRDEP'.A2:'INFER-2-DIRDEP'.A2" chart:class="chart:line">
            <chart:data-point/>
          </chart:series>
          <chart:series chart:attached-axis="primary-y" chart:style-name="ch11" chart:values-cell-range-address="'INFER-2-DIRDEP'.A3:'INFER-2-DIRDEP'.A3" chart:class="chart:line">
            <chart:data-point/>
          </chart:series>
          <chart:series chart:attached-axis="primary-y" chart:style-name="ch12" chart:values-cell-range-address="'INFER-2-DIRDEP'.A4:'INFER-2-DIRDEP'.A4" chart:class="chart:line">
            <chart:data-point/>
          </chart:series>
          <chart:series chart:attached-axis="primary-y" chart:style-name="ch13" chart:values-cell-range-address="'INFER-2-DIRDEP'.A5:'INFER-2-DIRDEP'.A5" chart:class="chart:line">
            <chart:data-point/>
          </chart:series>
          <chart:series chart:attached-axis="primary-y" chart:style-name="ch14" chart:values-cell-range-address="'INFER-2-DIRDEP'.A6:'INFER-2-DIRDEP'.A6" chart:class="chart:line">
            <chart:data-point/>
          </chart:series>
          <chart:series chart:attached-axis="primary-y" chart:style-name="ch15" chart:values-cell-range-address="'INFER-2-DIRDEP'.A7:'INFER-2-DIRDEP'.A7" chart:class="chart:line">
            <chart:data-point/>
          </chart:series>
          <chart:series chart:attached-axis="primary-y" chart:style-name="ch16" chart:values-cell-range-address="'INFER-2-DIRDEP'.A8:'INFER-2-DIRDEP'.A8" chart:class="chart:line">
            <chart:data-point/>
          </chart:series>
          <chart:series chart:attached-axis="primary-y" chart:style-name="ch17" chart:values-cell-range-address="'INFER-2-DIRDEP'.A9:'INFER-2-DIRDEP'.A9" chart:class="chart:line">
            <chart:data-point/>
          </chart:series>
          <chart:series chart:attached-axis="primary-y" chart:style-name="ch18" chart:values-cell-range-address="'INFER-2-DIRDEP'.A10:'INFER-2-DIRDEP'.A10" chart:class="chart:line">
            <chart:data-point/>
          </chart:series>
          <chart:series chart:attached-axis="primary-y" chart:style-name="ch19" chart:values-cell-range-address="'INFER-2-DIRDEP'.A11:'INFER-2-DIRDEP'.A11" chart:class="chart:line">
            <chart:data-point/>
          </chart:series>
          <chart:series chart:attached-axis="primary-y" chart:style-name="ch20" chart:values-cell-range-address="'INFER-2-DIRDEP'.A12:'INFER-2-DIRDEP'.A12" chart:class="chart:line">
            <chart:data-point/>
          </chart:series>
          <chart:series chart:attached-axis="primary-y" chart:style-name="ch21" chart:values-cell-range-address="'INFER-2-DIRDEP'.A13:'INFER-2-DIRDEP'.A13" chart:class="chart:line">
            <chart:data-point/>
          </chart:series>
          <chart:series chart:attached-axis="primary-y" chart:style-name="ch10" chart:values-cell-range-address="'INFER-2-DIRDEP'.A14:'INFER-2-DIRDEP'.A14" chart:class="chart:line">
            <chart:data-point/>
          </chart:series>
          <chart:series chart:attached-axis="primary-y" chart:style-name="ch11" chart:values-cell-range-address="'INFER-2-DIRDEP'.A15:'INFER-2-DIRDEP'.A15" chart:class="chart:line">
            <chart:data-point/>
          </chart:series>
          <chart:series chart:attached-axis="primary-y" chart:style-name="ch12" chart:values-cell-range-address="'INFER-2-DIRDEP'.A16:'INFER-2-DIRDEP'.A16" chart:class="chart:line">
            <chart:data-point/>
          </chart:series>
          <chart:series chart:attached-axis="primary-y" chart:style-name="ch13" chart:values-cell-range-address="'INFER-2-DIRDEP'.A17:'INFER-2-DIRDEP'.A17" chart:class="chart:line">
            <chart:data-point/>
          </chart:series>
          <chart:series chart:attached-axis="primary-y" chart:style-name="ch14" chart:values-cell-range-address="'INFER-2-DIRDEP'.A18:'INFER-2-DIRDEP'.A18" chart:class="chart:line">
            <chart:data-point/>
          </chart:series>
          <chart:series chart:attached-axis="primary-y" chart:style-name="ch15" chart:values-cell-range-address="'INFER-2-DIRDEP'.A19:'INFER-2-DIRDEP'.A19" chart:class="chart:line">
            <chart:data-point/>
          </chart:series>
          <chart:series chart:attached-axis="primary-y" chart:style-name="ch16" chart:values-cell-range-address="'INFER-2-DIRDEP'.A20:'INFER-2-DIRDEP'.A20" chart:class="chart:line">
            <chart:data-point/>
          </chart:series>
          <chart:series chart:attached-axis="primary-y" chart:style-name="ch17" chart:values-cell-range-address="'INFER-2-DIRDEP'.A21:'INFER-2-DIRDEP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2-DIRDEP'.A2:'INFER-2-DIRDEP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2-DIRDEP'.A3:'INFER-2-DIRDEP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2-DIRDEP'.A4:'INFER-2-DIRDEP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2-DIRDEP'.A5:'INFER-2-DIRDEP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2-DIRDEP'.A6:'INFER-2-DIRDEP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2-DIRDEP'.A7:'INFER-2-DIRDEP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2-DIRDEP'.A8:'INFER-2-DIRDEP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2-DIRDEP'.A9:'INFER-2-DIRDEP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2-DIRDEP'.A10:'INFER-2-DIRDEP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2-DIRDEP'.A11:'INFER-2-DIRDEP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2-DIRDEP'.A12:'INFER-2-DIRDEP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2-DIRDEP'.A13:'INFER-2-DIRDEP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2-DIRDEP'.A14:'INFER-2-DIRDEP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2-DIRDEP'.A15:'INFER-2-DIRDEP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2-DIRDEP'.A16:'INFER-2-DIRDEP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2-DIRDEP'.A17:'INFER-2-DIRDEP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2-DIRDEP'.A18:'INFER-2-DIRDEP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2-DIRDEP'.A19:'INFER-2-DIRDEP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2-DIRDEP'.A20:'INFER-2-DIRDEP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2-DIRDEP'.A21:'INFER-2-DIRDEP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2-DIRDEP'.H3:'INFER-2-DIRDEP'.I21 'INFER-2-DIRDEP'.A1:'INFER-2-DIRDEP'.A1 'INFER-2-DIRDEP'.H26:'INFER-2-DIRDEP'.H44" chart:data-source-has-labels="row" svg:x="1.33cm" svg:y="0.179cm" svg:width="11.232cm" svg:height="7.659cm">
          <chartooo:coordinate-region svg:x="2.93cm" svg:y="0.378cm" svg:width="8.77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2-DIRDEP'.H3:'INFER-2-DIRDEP'.H21" chart:label-cell-address="'INFER-2-DIRDEP'.A1:'INFER-2-DIRDEP'.A1" chart:class="chart:scatter">
            <chart:domain table:cell-range-address="'INFER-2-DIRDEP'.I3:'INFER-2-DIRDEP'.I21"/>
            <chart:data-point chart:repeated="19"/>
          </chart:series>
          <chart:series chart:style-name="ch9" chart:values-cell-range-address="'INFER-2-DIRDEP'.H26:'INFER-2-DIRDEP'.H44" chart:label-cell-address="'INFER-2-DIRDEP'.A1:'INFER-2-DIRDEP'.A1" chart:class="chart:scatter">
            <chart:domain table:cell-range-address="'INFER-2-DIRDEP'.I26:'INFER-2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2-DIRDEP'.A1:'INFER-2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2-DIRDEP'.I3:'INFER-2-DIRDEP'.I21</svg:desc>
                </draw:g>
              </table:table-cell>
              <table:table-cell office:value-type="float" office:value="NaN">
                <text:p>NaN</text:p>
                <draw:g>
                  <svg:desc>'INFER-2-DIRDEP'.H3:'INFER-2-DIRDEP'.H21</svg:desc>
                </draw:g>
              </table:table-cell>
              <table:table-cell office:value-type="float" office:value="0">
                <text:p>0</text:p>
                <draw:g>
                  <svg:desc>'INFER-2-DIRDEP'.I26:'INFER-2-DIRDEP'.I44</svg:desc>
                </draw:g>
              </table:table-cell>
              <table:table-cell office:value-type="float" office:value="NaN">
                <text:p>NaN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2-DIRDEP'.J2:'INFER-2-DIRDEP'.J21 'INFER-2-DIRDEP'.J25:'INFER-2-DIRDEP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2-DIRDEP'.J2:'INFER-2-DIRDEP'.J21" chart:label-cell-address="'INFER-1-BASE'.A1:'INFER-1-BASE'.A1" chart:class="chart:line">
            <chart:data-point chart:repeated="20"/>
          </chart:series>
          <chart:series chart:style-name="ch10" chart:values-cell-range-address="'INFER-2-DIRDEP'.J25:'INFER-2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2-DIRDEP'.J2:'INFER-2-DIRDEP'.J21</svg:desc>
                </draw:g>
              </table:table-cell>
              <table:table-cell office:value-type="float" office:value="NaN">
                <text:p>NaN</text:p>
                <draw:g>
                  <svg:desc>'INFER-2-DIRDEP'.J25:'INFER-2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DIRDEP'.H3:'INFER-1-DIRDEP'.I21 'INFER-1-DIRDEP'.A1:'INFER-1-DIRDEP'.A1 'INFER-1-DIRDEP'.H26:'INFER-1-DIRDEP'.H44" chart:data-source-has-labels="row" svg:x="1.33cm" svg:y="0.179cm" svg:width="11.232cm" svg:height="7.659cm">
          <chartooo:coordinate-region svg:x="2.93cm" svg:y="0.378cm" svg:width="8.77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DIRDEP'.H3:'INFER-1-DIRDEP'.H21" chart:label-cell-address="'INFER-1-DIRDEP'.A1:'INFER-1-DIRDEP'.A1" chart:class="chart:scatter">
            <chart:domain table:cell-range-address="'INFER-1-DIRDEP'.I3:'INFER-1-DIRDEP'.I21"/>
            <chart:data-point chart:repeated="19"/>
          </chart:series>
          <chart:series chart:style-name="ch9" chart:values-cell-range-address="'INFER-1-DIRDEP'.H26:'INFER-1-DIRDEP'.H44" chart:label-cell-address="'INFER-1-DIRDEP'.A1:'INFER-1-DIRDEP'.A1" chart:class="chart:scatter">
            <chart:domain table:cell-range-address="'INFER-1-DIRDEP'.I26:'INFER-1-DIRDEP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DIRDEP'.A1:'INFER-1-DIRD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1-DIRDEP'.I3:'INFER-1-DIRDEP'.I21</svg:desc>
                </draw:g>
              </table:table-cell>
              <table:table-cell office:value-type="float" office:value="NaN">
                <text:p>NaN</text:p>
                <draw:g>
                  <svg:desc>'INFER-1-DIRDEP'.H3:'INFER-1-DIRDEP'.H21</svg:desc>
                </draw:g>
              </table:table-cell>
              <table:table-cell office:value-type="float" office:value="0">
                <text:p>0</text:p>
                <draw:g>
                  <svg:desc>'INFER-1-DIRDEP'.I26:'INFER-1-DIRDEP'.I44</svg:desc>
                </draw:g>
              </table:table-cell>
              <table:table-cell office:value-type="float" office:value="NaN">
                <text:p>NaN</text:p>
                <draw:g>
                  <svg:desc>'INFER-1-DIRDEP'.H26:'INFER-1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2-DIRDEP'.H3:'INFER-2-DIRDEP'.I21 'INFER-1-BASE'.A1:'INFER-1-BASE'.A1 'INFER-2-DIRDEP'.H26:'INFER-2-DIRDEP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2-DIRDEP'.H3:'INFER-2-DIRDEP'.H21" chart:label-cell-address="'INFER-1-BASE'.A1:'INFER-1-BASE'.A1" chart:class="chart:scatter">
            <chart:domain table:cell-range-address="'INFER-2-DIRDEP'.I3:'INFER-2-DIRDEP'.I21"/>
            <chart:data-point chart:repeated="19"/>
          </chart:series>
          <chart:series chart:style-name="ch10" chart:values-cell-range-address="'INFER-2-DIRDEP'.H26:'INFER-2-DIRDEP'.H44" chart:label-cell-address="'INFER-1-BASE'.A1:'INFER-1-BASE'.A1" chart:class="chart:scatter">
            <chart:domain table:cell-range-address="'INFER-2-DIRDEP'.I26:'INFER-2-DIRDEP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2-DIRDEP'.I3:'INFER-2-DIRDEP'.I21</svg:desc>
                </draw:g>
              </table:table-cell>
              <table:table-cell office:value-type="float" office:value="NaN">
                <text:p>NaN</text:p>
                <draw:g>
                  <svg:desc>'INFER-2-DIRDEP'.H3:'INFER-2-DIRDEP'.H21</svg:desc>
                </draw:g>
              </table:table-cell>
              <table:table-cell office:value-type="float" office:value="0">
                <text:p>0</text:p>
                <draw:g>
                  <svg:desc>'INFER-2-DIRDEP'.I26:'INFER-2-DIRDEP'.I44</svg:desc>
                </draw:g>
              </table:table-cell>
              <table:table-cell office:value-type="float" office:value="NaN">
                <text:p>NaN</text:p>
                <draw:g>
                  <svg:desc>'INFER-2-DIRDEP'.H26:'INFER-2-DIRDEP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7485311398355">
                <text:p>0.137485311398355</text:p>
              </table:table-cell>
              <table:table-cell office:value-type="float" office:value="0.0477686989314896">
                <text:p>0.04776869893148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0559139784946237">
                <text:p>0.05591397849462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6675900277008">
                <text:p>0.196675900277008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9764918625678">
                <text:p>0.209764918625678</text:p>
              </table:table-cell>
              <table:table-cell office:value-type="float" office:value="0.0691056910569106">
                <text:p>0.0691056910569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075055187638">
                <text:p>0.22075055187638</text:p>
              </table:table-cell>
              <table:table-cell office:value-type="float" office:value="0.0753768844221105">
                <text:p>0.07537688442211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2268041237113">
                <text:p>0.24226804123711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190332326284">
                <text:p>0.27190332326284</text:p>
              </table:table-cell>
              <table:table-cell office:value-type="float" office:value="0.0918727915194346">
                <text:p>0.09187279151943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3783783783784">
                <text:p>0.283783783783784</text:p>
              </table:table-cell>
              <table:table-cell office:value-type="float" office:value="0.0956175298804781">
                <text:p>0.0956175298804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4182509505703">
                <text:p>0.304182509505703</text:p>
              </table:table-cell>
              <table:table-cell office:value-type="float" office:value="0.108597285067873">
                <text:p>0.1085972850678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236286919831">
                <text:p>0.31223628691983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924882629108">
                <text:p>0.31924882629108</text:p>
              </table:table-cell>
              <table:table-cell office:value-type="float" office:value="0.112994350282486">
                <text:p>0.1129943502824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110429447852761">
                <text:p>0.110429447852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8342541436464">
                <text:p>0.298342541436464</text:p>
              </table:table-cell>
              <table:table-cell office:value-type="float" office:value="0.118421052631579">
                <text:p>0.118421052631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126760563380282">
                <text:p>0.1267605633802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1772151898734">
                <text:p>0.341772151898734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58620689655172">
                <text:p>0.358620689655172</text:p>
              </table:table-cell>
              <table:table-cell office:value-type="float" office:value="0.136752136752137">
                <text:p>0.1367521367521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73134328358209">
                <text:p>0.373134328358209</text:p>
              </table:table-cell>
              <table:table-cell office:value-type="float" office:value="0.145454545454545">
                <text:p>0.1454545454545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127659574468085">
                <text:p>0.127659574468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10.053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Precision</text:p>
            </chart:title>
            <chart:grid chart:style-name="ch6" chart:class="major"/>
          </chart:axis>
          <chart:series chart:style-name="ch8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9"/>
            <chart:data-point chart:repeated="4"/>
          </chart:series>
          <chart:series chart:style-name="ch10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65206017004578">
                <text:p>0.0765206017004578</text:p>
                <draw:g>
                  <svg:desc>'INFER-1-BASE'.I3:'INFER-1-BASE'.I21</svg:desc>
                </draw:g>
              </table:table-cell>
              <table:table-cell office:value-type="float" office:value="0.676300578034682">
                <text:p>0.676300578034682</text:p>
                <draw:g>
                  <svg:desc>'INFER-1-BASE'.H3:'INFER-1-BASE'.H21</svg:desc>
                </draw:g>
              </table:table-cell>
              <table:table-cell office:value-type="float" office:value="0.0248528449967299">
                <text:p>0.0248528449967299</text:p>
                <draw:g>
                  <svg:desc>'INFER-1-BASE'.I26:'INFER-1-BASE'.I44</svg:desc>
                </draw:g>
              </table:table-cell>
              <table:table-cell office:value-type="float" office:value="0.612903225806452">
                <text:p>0.612903225806452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837471783296">
                <text:p>0.103837471783296</text:p>
              </table:table-cell>
              <table:table-cell office:value-type="float" office:value="0.686567164179104">
                <text:p>0.686567164179104</text:p>
              </table:table-cell>
              <table:table-cell office:value-type="float" office:value="0.0293453724604966">
                <text:p>0.0293453724604966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013071895425">
                <text:p>0.116013071895425</text:p>
              </table:table-cell>
              <table:table-cell office:value-type="float" office:value="0.645454545454546">
                <text:p>0.645454545454546</text:p>
              </table:table-cell>
              <table:table-cell office:value-type="float" office:value="0.0326797385620915">
                <text:p>0.032679738562091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691466083151">
                <text:p>0.12691466083151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037199124726477">
                <text:p>0.037199124726477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.568181818181818">
                <text:p>0.568181818181818</text:p>
              </table:table-cell>
              <table:table-cell office:value-type="float" office:value="0.0410958904109589">
                <text:p>0.041095890410958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098360655738">
                <text:p>0.154098360655738</text:p>
              </table:table-cell>
              <table:table-cell office:value-type="float" office:value="0.566265060240964">
                <text:p>0.566265060240964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865612648221">
                <text:p>0.177865612648221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0513833992094862">
                <text:p>0.0513833992094862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0538116591928251">
                <text:p>0.053811659192825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15384615384615">
                <text:p>0.061538461538461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3872832369942">
                <text:p>0.213872832369942</text:p>
              </table:table-cell>
              <table:table-cell office:value-type="float" office:value="0.578125">
                <text:p>0.578125</text:p>
              </table:table-cell>
              <table:table-cell office:value-type="float" office:value="0.0635838150289017">
                <text:p>0.063583815028901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9354838709677">
                <text:p>0.21935483870967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0.566037735849057">
                <text:p>0.566037735849057</text:p>
              </table:table-cell>
              <table:table-cell office:value-type="float" office:value="0.0633802816901408">
                <text:p>0.063380281690140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4545454545455">
                <text:p>0.204545454545455</text:p>
              </table:table-cell>
              <table:table-cell office:value-type="float" office:value="0.551020408163265">
                <text:p>0.551020408163265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5625">
                <text:p>0.5625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5625">
                <text:p>0.5625</text:p>
              </table:table-cell>
              <table:table-cell office:value-type="float" office:value="0.0818181818181818">
                <text:p>0.0818181818181818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">
                <text:p>0.26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08">
                <text:p>0.08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625">
                <text:p>0.625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662921348315">
                <text:p>0.269662921348315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0786516853932584">
                <text:p>0.07865168539325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1-SYNS'.A2:'INFER-1-SYNS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SYNS'.A2:'INFER-1-SYNS'.A2" chart:class="chart:line">
            <chart:data-point/>
          </chart:series>
          <chart:series chart:attached-axis="primary-y" chart:style-name="ch11" chart:values-cell-range-address="'INFER-1-SYNS'.A3:'INFER-1-SYNS'.A3" chart:class="chart:line">
            <chart:data-point/>
          </chart:series>
          <chart:series chart:attached-axis="primary-y" chart:style-name="ch12" chart:values-cell-range-address="'INFER-1-SYNS'.A4:'INFER-1-SYNS'.A4" chart:class="chart:line">
            <chart:data-point/>
          </chart:series>
          <chart:series chart:attached-axis="primary-y" chart:style-name="ch13" chart:values-cell-range-address="'INFER-1-SYNS'.A5:'INFER-1-SYNS'.A5" chart:class="chart:line">
            <chart:data-point/>
          </chart:series>
          <chart:series chart:attached-axis="primary-y" chart:style-name="ch14" chart:values-cell-range-address="'INFER-1-SYNS'.A6:'INFER-1-SYNS'.A6" chart:class="chart:line">
            <chart:data-point/>
          </chart:series>
          <chart:series chart:attached-axis="primary-y" chart:style-name="ch15" chart:values-cell-range-address="'INFER-1-SYNS'.A7:'INFER-1-SYNS'.A7" chart:class="chart:line">
            <chart:data-point/>
          </chart:series>
          <chart:series chart:attached-axis="primary-y" chart:style-name="ch16" chart:values-cell-range-address="'INFER-1-SYNS'.A8:'INFER-1-SYNS'.A8" chart:class="chart:line">
            <chart:data-point/>
          </chart:series>
          <chart:series chart:attached-axis="primary-y" chart:style-name="ch17" chart:values-cell-range-address="'INFER-1-SYNS'.A9:'INFER-1-SYNS'.A9" chart:class="chart:line">
            <chart:data-point/>
          </chart:series>
          <chart:series chart:attached-axis="primary-y" chart:style-name="ch18" chart:values-cell-range-address="'INFER-1-SYNS'.A10:'INFER-1-SYNS'.A10" chart:class="chart:line">
            <chart:data-point/>
          </chart:series>
          <chart:series chart:attached-axis="primary-y" chart:style-name="ch19" chart:values-cell-range-address="'INFER-1-SYNS'.A11:'INFER-1-SYNS'.A11" chart:class="chart:line">
            <chart:data-point/>
          </chart:series>
          <chart:series chart:attached-axis="primary-y" chart:style-name="ch20" chart:values-cell-range-address="'INFER-1-SYNS'.A12:'INFER-1-SYNS'.A12" chart:class="chart:line">
            <chart:data-point/>
          </chart:series>
          <chart:series chart:attached-axis="primary-y" chart:style-name="ch21" chart:values-cell-range-address="'INFER-1-SYNS'.A13:'INFER-1-SYNS'.A13" chart:class="chart:line">
            <chart:data-point/>
          </chart:series>
          <chart:series chart:attached-axis="primary-y" chart:style-name="ch10" chart:values-cell-range-address="'INFER-1-SYNS'.A14:'INFER-1-SYNS'.A14" chart:class="chart:line">
            <chart:data-point/>
          </chart:series>
          <chart:series chart:attached-axis="primary-y" chart:style-name="ch11" chart:values-cell-range-address="'INFER-1-SYNS'.A15:'INFER-1-SYNS'.A15" chart:class="chart:line">
            <chart:data-point/>
          </chart:series>
          <chart:series chart:attached-axis="primary-y" chart:style-name="ch12" chart:values-cell-range-address="'INFER-1-SYNS'.A16:'INFER-1-SYNS'.A16" chart:class="chart:line">
            <chart:data-point/>
          </chart:series>
          <chart:series chart:attached-axis="primary-y" chart:style-name="ch13" chart:values-cell-range-address="'INFER-1-SYNS'.A17:'INFER-1-SYNS'.A17" chart:class="chart:line">
            <chart:data-point/>
          </chart:series>
          <chart:series chart:attached-axis="primary-y" chart:style-name="ch14" chart:values-cell-range-address="'INFER-1-SYNS'.A18:'INFER-1-SYNS'.A18" chart:class="chart:line">
            <chart:data-point/>
          </chart:series>
          <chart:series chart:attached-axis="primary-y" chart:style-name="ch15" chart:values-cell-range-address="'INFER-1-SYNS'.A19:'INFER-1-SYNS'.A19" chart:class="chart:line">
            <chart:data-point/>
          </chart:series>
          <chart:series chart:attached-axis="primary-y" chart:style-name="ch16" chart:values-cell-range-address="'INFER-1-SYNS'.A20:'INFER-1-SYNS'.A20" chart:class="chart:line">
            <chart:data-point/>
          </chart:series>
          <chart:series chart:attached-axis="primary-y" chart:style-name="ch17" chart:values-cell-range-address="'INFER-1-SYNS'.A21:'INFER-1-SYNS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1-SYNS'.A2:'INFER-1-SYNS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1-SYNS'.A3:'INFER-1-SYNS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1-SYNS'.A4:'INFER-1-SYNS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1-SYNS'.A5:'INFER-1-SYNS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1-SYNS'.A6:'INFER-1-SYNS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1-SYNS'.A7:'INFER-1-SYNS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1-SYNS'.A8:'INFER-1-SYNS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1-SYNS'.A9:'INFER-1-SYNS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1-SYNS'.A10:'INFER-1-SYNS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1-SYNS'.A11:'INFER-1-SYNS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1-SYNS'.A12:'INFER-1-SYNS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1-SYNS'.A13:'INFER-1-SYNS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1-SYNS'.A14:'INFER-1-SYNS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1-SYNS'.A15:'INFER-1-SYNS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1-SYNS'.A16:'INFER-1-SYNS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1-SYNS'.A17:'INFER-1-SYNS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1-SYNS'.A18:'INFER-1-SYNS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1-SYNS'.A19:'INFER-1-SYNS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1-SYNS'.A20:'INFER-1-SYNS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1-SYNS'.A21:'INFER-1-SYNS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1-SYNS'.H3:'INFER-1-SYNS'.I21 'INFER-1-SYNS'.A1:'INFER-1-SYNS'.A1 'INFER-1-SYNS'.H26:'INFER-1-SYNS'.H44" chart:data-source-has-labels="row" svg:x="1.33cm" svg:y="0.179cm" svg:width="11.232cm" svg:height="7.659cm">
          <chartooo:coordinate-region svg:x="2.93cm" svg:y="0.378cm" svg:width="8.77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1-SYNS'.H3:'INFER-1-SYNS'.H21" chart:label-cell-address="'INFER-1-SYNS'.A1:'INFER-1-SYNS'.A1" chart:class="chart:scatter">
            <chart:domain table:cell-range-address="'INFER-1-SYNS'.I3:'INFER-1-SYNS'.I21"/>
            <chart:data-point chart:repeated="19"/>
          </chart:series>
          <chart:series chart:style-name="ch9" chart:values-cell-range-address="'INFER-1-SYNS'.H26:'INFER-1-SYNS'.H44" chart:label-cell-address="'INFER-1-SYNS'.A1:'INFER-1-SYNS'.A1" chart:class="chart:scatter">
            <chart:domain table:cell-range-address="'INFER-1-SYNS'.I26:'INFER-1-SYNS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SYNS'.A1:'INFER-1-SY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1-SYNS'.I3:'INFER-1-SYNS'.I21</svg:desc>
                </draw:g>
              </table:table-cell>
              <table:table-cell office:value-type="float" office:value="NaN">
                <text:p>NaN</text:p>
                <draw:g>
                  <svg:desc>'INFER-1-SYNS'.H3:'INFER-1-SYNS'.H21</svg:desc>
                </draw:g>
              </table:table-cell>
              <table:table-cell office:value-type="float" office:value="0">
                <text:p>0</text:p>
                <draw:g>
                  <svg:desc>'INFER-1-SYNS'.I26:'INFER-1-SYNS'.I44</svg:desc>
                </draw:g>
              </table:table-cell>
              <table:table-cell office:value-type="float" office:value="NaN">
                <text:p>NaN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SYNS'.J2:'INFER-1-SYNS'.J21 'INFER-1-SYNS'.J25:'INFER-1-SYNS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SYNS'.J2:'INFER-1-SYNS'.J21" chart:label-cell-address="'INFER-1-BASE'.A1:'INFER-1-BASE'.A1" chart:class="chart:line">
            <chart:data-point chart:repeated="20"/>
          </chart:series>
          <chart:series chart:style-name="ch10" chart:values-cell-range-address="'INFER-1-SYNS'.J25:'INFER-1-SYNS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SYNS'.J2:'INFER-1-SYNS'.J21</svg:desc>
                </draw:g>
              </table:table-cell>
              <table:table-cell office:value-type="float" office:value="NaN">
                <text:p>NaN</text:p>
                <draw:g>
                  <svg:desc>'INFER-1-SYNS'.J25:'INFER-1-SY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'INFER-1-BASE'.A1:'INFER-1-BASE'.A1 'INFER-1-DIRDEP'.J2:'INFER-1-DIRDEP'.J21 'INFER-1-DIRDEP'.J25:'INFER-1-DIRDEP'.J44" chart:data-source-has-labels="row" svg:x="1.331cm" svg:y="0.18cm" svg:width="11.232cm" svg:height="7.659cm">
          <chartooo:coordinate-region svg:x="2.746cm" svg:y="0.379cm" svg:width="9.63cm" svg:height="6.813cm"/>
          <chart:axis chart:dimension="x" chart:name="primary-x" chart:style-name="ch4">
            <chart:title svg:x="5.67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1-DIRDEP'.J2:'INFER-1-DIRDEP'.J21" chart:label-cell-address="'INFER-1-BASE'.A1:'INFER-1-BASE'.A1" chart:class="chart:line">
            <chart:data-point chart:repeated="20"/>
          </chart:series>
          <chart:series chart:style-name="ch10" chart:values-cell-range-address="'INFER-1-DIRDEP'.J25:'INFER-1-DIRDEP'.J44" chart:label-cell-address="'INFER-1-BASE'.A1:'INFER-1-BASE'.A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1-DIRDEP'.J2:'INFER-1-DIRDEP'.J21</svg:desc>
                </draw:g>
              </table:table-cell>
              <table:table-cell office:value-type="float" office:value="NaN">
                <text:p>NaN</text:p>
                <draw:g>
                  <svg:desc>'INFER-1-DIRDEP'.J25:'INFER-1-DIRDEP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8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INFER-1-SYNS'.H3:'INFER-1-SYNS'.I21 'INFER-1-BASE'.A1:'INFER-1-BASE'.A1 'INFER-1-SYNS'.H26:'INFER-1-SYNS'.H44" chart:data-source-has-labels="row" svg:x="1.331cm" svg:y="0.18cm" svg:width="11.232cm" svg:height="7.659cm">
          <chartooo:coordinate-region svg:x="2.746cm" svg:y="0.18cm" svg:width="9.817cm" svg:height="7.012cm"/>
          <chart:axis chart:dimension="x" chart:name="primary-x" chart:style-name="ch4">
            <chart:title svg:x="6.42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1-SYNS'.H3:'INFER-1-SYNS'.H21" chart:label-cell-address="'INFER-1-BASE'.A1:'INFER-1-BASE'.A1" chart:class="chart:scatter">
            <chart:domain table:cell-range-address="'INFER-1-SYNS'.I3:'INFER-1-SYNS'.I21"/>
            <chart:data-point chart:repeated="19"/>
          </chart:series>
          <chart:series chart:style-name="ch10" chart:values-cell-range-address="'INFER-1-SYNS'.H26:'INFER-1-SYNS'.H44" chart:label-cell-address="'INFER-1-BASE'.A1:'INFER-1-BASE'.A1" chart:class="chart:scatter">
            <chart:domain table:cell-range-address="'INFER-1-SYNS'.I26:'INFER-1-SYNS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1-BASE'.A1:'INFER-1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FER-1-SYNS'.I3:'INFER-1-SYNS'.I21</svg:desc>
                </draw:g>
              </table:table-cell>
              <table:table-cell office:value-type="float" office:value="NaN">
                <text:p>NaN</text:p>
                <draw:g>
                  <svg:desc>'INFER-1-SYNS'.H3:'INFER-1-SYNS'.H21</svg:desc>
                </draw:g>
              </table:table-cell>
              <table:table-cell office:value-type="float" office:value="0">
                <text:p>0</text:p>
                <draw:g>
                  <svg:desc>'INFER-1-SYNS'.I26:'INFER-1-SYNS'.I44</svg:desc>
                </draw:g>
              </table:table-cell>
              <table:table-cell office:value-type="float" office:value="NaN">
                <text:p>NaN</text:p>
                <draw:g>
                  <svg:desc>'INFER-1-SYNS'.H26:'INFER-1-SYNS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